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erif"/>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875in" fo:margin-left="-0.0104in" table:align="left" style:writing-mode="lr-tb"/>
    </style:style>
    <style:style style:name="Table1.A" style:family="table-column">
      <style:table-column-properties style:column-width="2.1354in"/>
    </style:style>
    <style:style style:name="Table1.B" style:family="table-column">
      <style:table-column-properties style:column-width="1in"/>
    </style:style>
    <style:style style:name="Table1.C" style:family="table-column">
      <style:table-column-properties style:column-width="3.5521in"/>
    </style:style>
    <style:style style:name="Table1.1" style:family="table-row">
      <style:table-row-properties fo:keep-together="auto"/>
    </style:style>
    <style:style style:name="Table1.A1" style:family="table-cell">
      <style:table-cell-properties fo:background-color="#ffffff" fo:padding-left="0.0069in" fo:padding-right="0.0069in" fo:padding-top="0in" fo:padding-bottom="0in" fo:border="0.5pt solid #000001">
        <style:background-image/>
      </style:table-cell-properties>
    </style:style>
    <style:style style:name="Table1.A2" style:family="table-cell">
      <style:table-cell-properties style:vertical-align="middle" fo:background-color="#ffffff" fo:padding-left="0.0069in" fo:padding-right="0.0069in" fo:padding-top="0in" fo:padding-bottom="0in" fo:border-left="0.5pt solid #000001" fo:border-right="0.5pt solid #000001" fo:border-top="none" fo:border-bottom="0.5pt solid #000001">
        <style:background-image/>
      </style:table-cell-properties>
    </style:style>
    <style:style style:name="Table1.A3" style:family="table-cell">
      <style:table-cell-properties style:vertical-align="middle" fo:background-color="#ffffff" fo:padding-left="0.0069in" fo:padding-right="0.0069in" fo:padding-top="0in" fo:padding-bottom="0in" fo:border="0.5pt solid #000001">
        <style:background-image/>
      </style:table-cell-properties>
    </style:style>
    <style:style style:name="Table2" style:family="table">
      <style:table-properties style:width="6.5in" style:rel-width="100%" table:align="left" style:writing-mode="lr-tb"/>
    </style:style>
    <style:style style:name="Table2.A" style:family="table-column">
      <style:table-column-properties style:column-width="1.3in" style:rel-column-width="13107*"/>
    </style:style>
    <style:style style:name="Table2.A1" style:family="table-cell">
      <style:table-cell-properties fo:padding="0.0194in" fo:border="1pt solid #c0c0c0"/>
    </style:style>
    <style:style style:name="Table2.B1" style:family="table-cell">
      <style:table-cell-properties fo:padding-left="0in" fo:padding-right="0.0194in" fo:padding-top="0.0194in" fo:padding-bottom="0.0194in" fo:border-left="none" fo:border-right="1pt solid #c0c0c0" fo:border-top="1pt solid #c0c0c0" fo:border-bottom="1pt solid #c0c0c0"/>
    </style:style>
    <style:style style:name="Table2.A2" style:family="table-cell">
      <style:table-cell-properties fo:padding-left="0.0194in" fo:padding-right="0.0194in" fo:padding-top="0in" fo:padding-bottom="0.0194in" fo:border-left="1pt solid #c0c0c0" fo:border-right="1pt solid #c0c0c0" fo:border-top="none" fo:border-bottom="1pt solid #c0c0c0"/>
    </style:style>
    <style:style style:name="Table2.B2" style:family="table-cell">
      <style:table-cell-properties fo:padding-left="0in" fo:padding-right="0.0194in" fo:padding-top="0in" fo:padding-bottom="0.0194in" fo:border-left="none" fo:border-right="1pt solid #c0c0c0" fo:border-top="none" fo:border-bottom="1pt solid #c0c0c0"/>
    </style:style>
    <style:style style:name="Table3" style:family="table">
      <style:table-properties style:width="5.0833in" table:align="left" style:writing-mode="lr-tb"/>
    </style:style>
    <style:style style:name="Table3.A" style:family="table-column">
      <style:table-column-properties style:column-width="0.5604in"/>
    </style:style>
    <style:style style:name="Table3.B" style:family="table-column">
      <style:table-column-properties style:column-width="1.9604in"/>
    </style:style>
    <style:style style:name="Table3.C" style:family="table-column">
      <style:table-column-properties style:column-width="2.5625in"/>
    </style:style>
    <style:style style:name="Table3.A1" style:family="table-cell">
      <style:table-cell-properties fo:padding="0.0194in" fo:border="1pt solid #c0c0c0"/>
    </style:style>
    <style:style style:name="Table3.B1" style:family="table-cell">
      <style:table-cell-properties fo:padding-left="0in" fo:padding-right="0.0194in" fo:padding-top="0.0194in" fo:padding-bottom="0.0194in" fo:border-left="none" fo:border-right="1pt solid #c0c0c0" fo:border-top="1pt solid #c0c0c0" fo:border-bottom="1pt solid #c0c0c0"/>
    </style:style>
    <style:style style:name="Table3.A2" style:family="table-cell">
      <style:table-cell-properties fo:padding-left="0.0194in" fo:padding-right="0.0194in" fo:padding-top="0in" fo:padding-bottom="0.0194in" fo:border-left="1pt solid #c0c0c0" fo:border-right="1pt solid #c0c0c0" fo:border-top="none" fo:border-bottom="1pt solid #c0c0c0"/>
    </style:style>
    <style:style style:name="Table3.B2" style:family="table-cell">
      <style:table-cell-properties fo:padding-left="0in" fo:padding-right="0.0194in" fo:padding-top="0in" fo:padding-bottom="0.0194in" fo:border-left="none" fo:border-right="1pt solid #c0c0c0" fo:border-top="none" fo:border-bottom="1pt solid #c0c0c0"/>
    </style:style>
    <style:style style:name="Table4" style:family="table">
      <style:table-properties style:width="5.625in" table:align="left" style:writing-mode="lr-tb"/>
    </style:style>
    <style:style style:name="Table4.A" style:family="table-column">
      <style:table-column-properties style:column-width="0.5729in"/>
    </style:style>
    <style:style style:name="Table4.B" style:family="table-column">
      <style:table-column-properties style:column-width="1.9479in"/>
    </style:style>
    <style:style style:name="Table4.C" style:family="table-column">
      <style:table-column-properties style:column-width="3.1042in"/>
    </style:style>
    <style:style style:name="Table4.A1" style:family="table-cell">
      <style:table-cell-properties fo:padding="0.0194in" fo:border="1pt solid #c0c0c0"/>
    </style:style>
    <style:style style:name="Table4.B1" style:family="table-cell">
      <style:table-cell-properties fo:padding-left="0in" fo:padding-right="0.0194in" fo:padding-top="0.0194in" fo:padding-bottom="0.0194in" fo:border-left="none" fo:border-right="1pt solid #c0c0c0" fo:border-top="1pt solid #c0c0c0" fo:border-bottom="1pt solid #c0c0c0"/>
    </style:style>
    <style:style style:name="Table4.A2" style:family="table-cell">
      <style:table-cell-properties fo:padding-left="0.0194in" fo:padding-right="0.0194in" fo:padding-top="0in" fo:padding-bottom="0.0194in" fo:border-left="1pt solid #c0c0c0" fo:border-right="1pt solid #c0c0c0" fo:border-top="none" fo:border-bottom="1pt solid #c0c0c0"/>
    </style:style>
    <style:style style:name="Table4.B2" style:family="table-cell">
      <style:table-cell-properties fo:padding-left="0in" fo:padding-right="0.0194in" fo:padding-top="0in" fo:padding-bottom="0.0194in" fo:border-left="none" fo:border-right="1pt solid #c0c0c0" fo:border-top="none" fo:border-bottom="1pt solid #c0c0c0"/>
    </style:style>
    <style:style style:name="Table5" style:family="table">
      <style:table-properties style:width="5.6146in" table:align="left" style:writing-mode="lr-tb"/>
    </style:style>
    <style:style style:name="Table5.A" style:family="table-column">
      <style:table-column-properties style:column-width="0.5604in"/>
    </style:style>
    <style:style style:name="Table5.B" style:family="table-column">
      <style:table-column-properties style:column-width="1.9819in"/>
    </style:style>
    <style:style style:name="Table5.C" style:family="table-column">
      <style:table-column-properties style:column-width="3.0722in"/>
    </style:style>
    <style:style style:name="Table5.A1" style:family="table-cell">
      <style:table-cell-properties fo:padding="0.0194in" fo:border="1pt solid #c0c0c0"/>
    </style:style>
    <style:style style:name="Table5.B1" style:family="table-cell">
      <style:table-cell-properties fo:padding-left="0in" fo:padding-right="0.0194in" fo:padding-top="0.0194in" fo:padding-bottom="0.0194in" fo:border-left="none" fo:border-right="1pt solid #c0c0c0" fo:border-top="1pt solid #c0c0c0" fo:border-bottom="1pt solid #c0c0c0"/>
    </style:style>
    <style:style style:name="Table5.A2" style:family="table-cell">
      <style:table-cell-properties fo:padding-left="0.0194in" fo:padding-right="0.0194in" fo:padding-top="0in" fo:padding-bottom="0.0194in" fo:border-left="1pt solid #c0c0c0" fo:border-right="1pt solid #c0c0c0" fo:border-top="none" fo:border-bottom="1pt solid #c0c0c0"/>
    </style:style>
    <style:style style:name="Table5.B2" style:family="table-cell">
      <style:table-cell-properties fo:padding-left="0in" fo:padding-right="0.0194in" fo:padding-top="0in" fo:padding-bottom="0.0194in" fo:border-left="none" fo:border-right="1pt solid #c0c0c0" fo:border-top="none" fo:border-bottom="1pt solid #c0c0c0"/>
    </style:style>
    <style:style style:name="Table6" style:family="table">
      <style:table-properties style:width="5.0833in" table:align="left" style:writing-mode="lr-tb"/>
    </style:style>
    <style:style style:name="Table6.A" style:family="table-column">
      <style:table-column-properties style:column-width="0.5604in"/>
    </style:style>
    <style:style style:name="Table6.B" style:family="table-column">
      <style:table-column-properties style:column-width="1.9813in"/>
    </style:style>
    <style:style style:name="Table6.C" style:family="table-column">
      <style:table-column-properties style:column-width="2.5417in"/>
    </style:style>
    <style:style style:name="Table6.A1" style:family="table-cell">
      <style:table-cell-properties fo:padding="0.0194in" fo:border="1pt solid #c0c0c0"/>
    </style:style>
    <style:style style:name="Table6.B1" style:family="table-cell">
      <style:table-cell-properties fo:padding-left="0in" fo:padding-right="0.0194in" fo:padding-top="0.0194in" fo:padding-bottom="0.0194in" fo:border-left="none" fo:border-right="1pt solid #c0c0c0" fo:border-top="1pt solid #c0c0c0" fo:border-bottom="1pt solid #c0c0c0"/>
    </style:style>
    <style:style style:name="Table6.A2" style:family="table-cell">
      <style:table-cell-properties fo:padding-left="0.0194in" fo:padding-right="0.0194in" fo:padding-top="0in" fo:padding-bottom="0.0194in" fo:border-left="1pt solid #c0c0c0" fo:border-right="1pt solid #c0c0c0" fo:border-top="none" fo:border-bottom="1pt solid #c0c0c0"/>
    </style:style>
    <style:style style:name="Table6.B2" style:family="table-cell">
      <style:table-cell-properties fo:padding-left="0in" fo:padding-right="0.0194in" fo:padding-top="0in" fo:padding-bottom="0.0194in" fo:border-left="none" fo:border-right="1pt solid #c0c0c0" fo:border-top="none" fo:border-bottom="1pt solid #c0c0c0"/>
    </style:style>
    <style:style style:name="Table7" style:family="table">
      <style:table-properties style:width="5.5833in" table:align="left" style:writing-mode="lr-tb"/>
    </style:style>
    <style:style style:name="Table7.A" style:family="table-column">
      <style:table-column-properties style:column-width="0.5632in"/>
    </style:style>
    <style:style style:name="Table7.B" style:family="table-column">
      <style:table-column-properties style:column-width="1.9799in"/>
    </style:style>
    <style:style style:name="Table7.C" style:family="table-column">
      <style:table-column-properties style:column-width="3.0403in"/>
    </style:style>
    <style:style style:name="Table7.A1" style:family="table-cell">
      <style:table-cell-properties fo:padding="0.0194in" fo:border="1pt solid #c0c0c0"/>
    </style:style>
    <style:style style:name="Table7.B1" style:family="table-cell">
      <style:table-cell-properties fo:padding-left="0in" fo:padding-right="0.0194in" fo:padding-top="0.0194in" fo:padding-bottom="0.0194in" fo:border-left="none" fo:border-right="1pt solid #c0c0c0" fo:border-top="1pt solid #c0c0c0" fo:border-bottom="1pt solid #c0c0c0"/>
    </style:style>
    <style:style style:name="Table7.A2" style:family="table-cell">
      <style:table-cell-properties fo:padding-left="0.0194in" fo:padding-right="0.0194in" fo:padding-top="0in" fo:padding-bottom="0.0194in" fo:border-left="1pt solid #c0c0c0" fo:border-right="1pt solid #c0c0c0" fo:border-top="none" fo:border-bottom="1pt solid #c0c0c0"/>
    </style:style>
    <style:style style:name="Table7.B2" style:family="table-cell">
      <style:table-cell-properties fo:padding-left="0in" fo:padding-right="0.0194in" fo:padding-top="0in" fo:padding-bottom="0.0194in" fo:border-left="none" fo:border-right="1pt solid #c0c0c0" fo:border-top="none" fo:border-bottom="1pt solid #c0c0c0"/>
    </style:style>
    <style:style style:name="Table8" style:family="table">
      <style:table-properties style:width="5.9271in" table:align="left" style:writing-mode="lr-tb"/>
    </style:style>
    <style:style style:name="Table8.A" style:family="table-column">
      <style:table-column-properties style:column-width="2.0417in"/>
    </style:style>
    <style:style style:name="Table8.B" style:family="table-column">
      <style:table-column-properties style:column-width="2in"/>
    </style:style>
    <style:style style:name="Table8.C" style:family="table-column">
      <style:table-column-properties style:column-width="0.8854in"/>
    </style:style>
    <style:style style:name="Table8.D" style:family="table-column">
      <style:table-column-properties style:column-width="1in"/>
    </style:style>
    <style:style style:name="Table8.A1" style:family="table-cell">
      <style:table-cell-properties fo:padding="0.0194in" fo:border="1pt solid #c0c0c0"/>
    </style:style>
    <style:style style:name="Table8.B1" style:family="table-cell">
      <style:table-cell-properties fo:padding-left="0in" fo:padding-right="0.0194in" fo:padding-top="0.0194in" fo:padding-bottom="0.0194in" fo:border-left="none" fo:border-right="1pt solid #c0c0c0" fo:border-top="1pt solid #c0c0c0" fo:border-bottom="1pt solid #c0c0c0"/>
    </style:style>
    <style:style style:name="Table8.A2" style:family="table-cell">
      <style:table-cell-properties fo:padding-left="0.0194in" fo:padding-right="0.0194in" fo:padding-top="0in" fo:padding-bottom="0.0194in" fo:border-left="1pt solid #c0c0c0" fo:border-right="1pt solid #c0c0c0" fo:border-top="none" fo:border-bottom="1pt solid #c0c0c0"/>
    </style:style>
    <style:style style:name="Table8.B2" style:family="table-cell">
      <style:table-cell-properties fo:padding-left="0in" fo:padding-right="0.0194in" fo:padding-top="0in" fo:padding-bottom="0.0194in" fo:border-left="none" fo:border-right="1pt solid #c0c0c0" fo:border-top="none" fo:border-bottom="1pt solid #c0c0c0"/>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style:tab-stops>
          <style:tab-stop style:position="0.5in"/>
          <style:tab-stop style:position="6in" style:type="right"/>
        </style:tab-stops>
      </style:paragraph-properties>
      <style:text-properties fo:font-weight="bold" style:font-weight-asian="bold"/>
    </style:style>
    <style:style style:name="P4" style:family="paragraph" style:parent-style-name="Standard">
      <style:paragraph-properties fo:hyphenation-ladder-count="no-limit"/>
      <style:text-properties fo:font-weight="bold" style:letter-kerning="true" style:font-name-asian="Calibri" style:font-weight-asian="bold" style:font-weight-complex="bold" fo:hyphenate="true" fo:hyphenation-remain-char-count="2" fo:hyphenation-push-char-count="2"/>
    </style:style>
    <style:style style:name="P5" style:family="paragraph" style:parent-style-name="Standard">
      <style:paragraph-properties>
        <style:tab-stops>
          <style:tab-stop style:position="0.5in"/>
          <style:tab-stop style:position="6in" style:type="right"/>
        </style:tab-stops>
      </style:paragraph-properties>
    </style:style>
    <style:style style:name="P6" style:family="paragraph" style:parent-style-name="Standard">
      <style:text-properties fo:font-size="18pt" fo:font-weight="bold" style:font-size-asian="18pt" style:font-weight-asian="bold" style:font-size-complex="18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style>
    <style:style style:name="P8" style:family="paragraph" style:parent-style-name="Standard">
      <style:text-properties fo:font-size="10pt" style:font-size-asian="10pt" style:font-size-complex="10pt"/>
    </style:style>
    <style:style style:name="P9" style:family="paragraph" style:parent-style-name="Standard">
      <style:paragraph-properties fo:hyphenation-ladder-count="no-limit" style:vertical-align="auto"/>
      <style:text-properties fo:font-size="11pt" style:font-name-asian="Calibri" style:font-size-asian="11pt" style:font-size-complex="11pt" fo:hyphenate="true" fo:hyphenation-remain-char-count="2" fo:hyphenation-push-char-count="2"/>
    </style:style>
    <style:style style:name="P10" style:family="paragraph" style:parent-style-name="Standard">
      <style:paragraph-properties fo:hyphenation-ladder-count="no-limit" style:vertical-align="auto"/>
      <style:text-properties fo:font-size="11pt" fo:font-weight="normal" style:letter-kerning="true" style:font-name-asian="Calibri" style:font-size-asian="11pt" style:font-weight-asian="normal" style:font-size-complex="11pt"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vertical-align="auto"/>
      <style:text-properties fo:font-size="11pt" fo:font-style="italic" style:font-name-asian="Calibri" style:font-size-asian="11pt" style:font-style-asian="italic" style:font-size-complex="11pt" fo:hyphenate="true" fo:hyphenation-remain-char-count="2" fo:hyphenation-push-char-count="2"/>
    </style:style>
    <style:style style:name="P12" style:family="paragraph" style:parent-style-name="Standard">
      <style:paragraph-properties fo:text-align="start" style:justify-single-word="false" fo:hyphenation-ladder-count="no-limit" style:vertical-align="auto"/>
      <style:text-properties fo:font-size="11pt" fo:font-style="italic" officeooo:paragraph-rsid="0013ee0f" style:font-name-asian="Calibri" style:font-size-asian="11pt" style:font-style-asian="italic" style:font-size-complex="11pt" fo:hyphenate="true" fo:hyphenation-remain-char-count="2" fo:hyphenation-push-char-count="2"/>
    </style:style>
    <style:style style:name="P13" style:family="paragraph" style:parent-style-name="Standard">
      <style:paragraph-properties fo:text-align="start" style:justify-single-word="false" fo:hyphenation-ladder-count="no-limit" style:vertical-align="auto"/>
      <style:text-properties fo:font-size="11pt" fo:font-style="italic" officeooo:rsid="0013ee0f" officeooo:paragraph-rsid="0013ee0f" style:font-name-asian="Calibri" style:font-size-asian="11pt" style:font-style-asian="italic" style:font-size-complex="11pt" fo:hyphenate="true" fo:hyphenation-remain-char-count="2" fo:hyphenation-push-char-count="2"/>
    </style:style>
    <style:style style:name="P14" style:family="paragraph" style:parent-style-name="Standard">
      <style:paragraph-properties fo:text-align="start" style:justify-single-word="false" fo:hyphenation-ladder-count="no-limit" style:vertical-align="auto"/>
      <style:text-properties fo:font-size="11pt" fo:font-style="italic" officeooo:rsid="0029b2a8" officeooo:paragraph-rsid="0029b2a8" style:font-name-asian="Calibri" style:font-size-asian="11pt" style:font-style-asian="italic" style:font-size-complex="11pt" style:font-style-complex="italic" fo:hyphenate="true" fo:hyphenation-remain-char-count="2" fo:hyphenation-push-char-count="2"/>
    </style:style>
    <style:style style:name="P15" style:family="paragraph" style:parent-style-name="Standard">
      <style:paragraph-properties fo:text-align="start" style:justify-single-word="false" fo:hyphenation-ladder-count="no-limit" style:vertical-align="auto"/>
      <style:text-properties fo:hyphenate="true" fo:hyphenation-remain-char-count="2" fo:hyphenation-push-char-count="2"/>
    </style:style>
    <style:style style:name="P16" style:family="paragraph" style:parent-style-name="Standard">
      <style:paragraph-properties fo:text-align="start" style:justify-single-word="false" fo:hyphenation-ladder-count="no-limit" style:vertical-align="auto"/>
      <style:text-properties officeooo:paragraph-rsid="0013ee0f" fo:hyphenate="true" fo:hyphenation-remain-char-count="2" fo:hyphenation-push-char-count="2"/>
    </style:style>
    <style:style style:name="P17" style:family="paragraph" style:parent-style-name="Standard">
      <style:paragraph-properties fo:text-align="start" style:justify-single-word="false" fo:hyphenation-ladder-count="no-limit" style:vertical-align="auto"/>
      <style:text-properties fo:font-style="italic" officeooo:rsid="0029b2a8" officeooo:paragraph-rsid="0029b2a8" style:font-style-asian="italic" style:font-style-complex="italic" fo:hyphenate="true" fo:hyphenation-remain-char-count="2" fo:hyphenation-push-char-count="2"/>
    </style:style>
    <style:style style:name="P18" style:family="paragraph" style:parent-style-name="Standard">
      <style:paragraph-properties fo:margin-left="0.5in" fo:margin-right="0in" fo:hyphenation-ladder-count="no-limit" fo:text-indent="0in" style:auto-text-indent="false" style:vertical-align="auto"/>
      <style:text-properties fo:hyphenate="true" fo:hyphenation-remain-char-count="2" fo:hyphenation-push-char-count="2"/>
    </style:style>
    <style:style style:name="P19" style:family="paragraph" style:parent-style-name="Standard">
      <style:paragraph-properties fo:margin-left="0.5in" fo:margin-right="0in" fo:hyphenation-ladder-count="no-limit" fo:text-indent="0in" style:auto-text-indent="false" style:vertical-align="auto"/>
      <style:text-properties fo:font-size="11pt" fo:font-style="italic" style:font-name-asian="Calibri" style:font-size-asian="11pt" style:font-style-asian="italic" style:font-size-complex="11pt" fo:hyphenate="true" fo:hyphenation-remain-char-count="2" fo:hyphenation-push-char-count="2"/>
    </style:style>
    <style:style style:name="P20" style:family="paragraph" style:parent-style-name="Standard">
      <style:paragraph-properties fo:margin-left="0.5in" fo:margin-right="0in" fo:hyphenation-ladder-count="no-limit" fo:text-indent="0in" style:auto-text-indent="false" style:vertical-align="auto"/>
      <style:text-properties fo:font-size="11pt" style:font-name-asian="Calibri" style:font-size-asian="11pt" style:font-size-complex="11pt" fo:hyphenate="true" fo:hyphenation-remain-char-count="2" fo:hyphenation-push-char-count="2"/>
    </style:style>
    <style:style style:name="P21" style:family="paragraph" style:parent-style-name="Standard">
      <style:paragraph-properties fo:margin-left="1in" fo:margin-right="0in" fo:orphans="0" fo:widows="0" fo:hyphenation-ladder-count="no-limit" fo:text-indent="0in" style:auto-text-indent="false" style:vertical-align="auto"/>
      <style:text-properties fo:font-size="11pt" style:font-name-asian="Calibri" style:font-size-asian="11pt" style:font-size-complex="11pt" fo:hyphenate="true" fo:hyphenation-remain-char-count="2" fo:hyphenation-push-char-count="2"/>
    </style:style>
    <style:style style:name="P22" style:family="paragraph" style:parent-style-name="Text_20_body">
      <style:paragraph-properties fo:text-align="center" style:justify-single-word="false"/>
    </style:style>
    <style:style style:name="P23" style:family="paragraph" style:parent-style-name="Text_20_body">
      <style:text-properties style:font-name="Times New Roman1" fo:font-size="12pt"/>
    </style:style>
    <style:style style:name="P24" style:family="paragraph" style:parent-style-name="Text_20_body">
      <style:text-properties style:font-name="Times New Roman1" fo:font-size="12pt" fo:font-weight="normal"/>
    </style:style>
    <style:style style:name="P25" style:family="paragraph" style:parent-style-name="Text_20_body">
      <style:text-properties style:font-name="Times New Roman1" fo:font-size="12pt" fo:font-weight="normal" officeooo:paragraph-rsid="0013ee0f"/>
    </style:style>
    <style:style style:name="P26" style:family="paragraph" style:parent-style-name="Text_20_body">
      <style:text-properties style:font-name="Times New Roman1" fo:font-size="12pt" fo:font-weight="normal" officeooo:paragraph-rsid="0014a302"/>
    </style:style>
    <style:style style:name="P27" style:family="paragraph" style:parent-style-name="Text_20_body">
      <style:text-properties style:font-name="Times New Roman1" fo:font-size="12pt" fo:font-weight="normal" officeooo:paragraph-rsid="00152847"/>
    </style:style>
    <style:style style:name="P28" style:family="paragraph" style:parent-style-name="Text_20_body">
      <style:text-properties style:font-name="Times New Roman1" fo:font-size="12pt" fo:font-weight="normal" officeooo:rsid="00152847" officeooo:paragraph-rsid="00152847"/>
    </style:style>
    <style:style style:name="P29" style:family="paragraph" style:parent-style-name="Text_20_body">
      <style:text-properties style:font-name="Times New Roman1" fo:font-size="12pt" fo:font-weight="normal" officeooo:rsid="0014a302" officeooo:paragraph-rsid="0014a302"/>
    </style:style>
    <style:style style:name="P30" style:family="paragraph" style:parent-style-name="Text_20_body">
      <style:text-properties style:font-name="Times New Roman1" fo:font-size="12pt" fo:font-weight="normal" officeooo:rsid="0014a302" officeooo:paragraph-rsid="001fd364"/>
    </style:style>
    <style:style style:name="P31" style:family="paragraph" style:parent-style-name="Text_20_body">
      <style:text-properties style:font-name="Times New Roman1" fo:font-size="12pt" fo:font-weight="normal" officeooo:paragraph-rsid="001dd26b"/>
    </style:style>
    <style:style style:name="P32" style:family="paragraph" style:parent-style-name="Text_20_body">
      <style:text-properties style:font-name="Times New Roman1" fo:font-size="12pt" fo:font-weight="normal" officeooo:paragraph-rsid="001e32c3"/>
    </style:style>
    <style:style style:name="P33" style:family="paragraph" style:parent-style-name="Text_20_body">
      <style:text-properties style:font-name="Times New Roman1" fo:font-size="12pt" fo:font-weight="normal" officeooo:paragraph-rsid="001fd364"/>
    </style:style>
    <style:style style:name="P34" style:family="paragraph" style:parent-style-name="Text_20_body">
      <style:text-properties style:font-name="Times New Roman1" fo:font-size="12pt" fo:font-weight="normal" officeooo:paragraph-rsid="002d1bf7"/>
    </style:style>
    <style:style style:name="P35" style:family="paragraph" style:parent-style-name="Text_20_body">
      <style:text-properties style:font-name="Times New Roman1" fo:font-size="12pt" officeooo:paragraph-rsid="001dd26b"/>
    </style:style>
    <style:style style:name="P36" style:family="paragraph" style:parent-style-name="Text_20_body">
      <style:text-properties style:font-name="Times New Roman1" fo:font-size="12pt" officeooo:paragraph-rsid="001e32c3"/>
    </style:style>
    <style:style style:name="P37" style:family="paragraph" style:parent-style-name="Text_20_body">
      <style:text-properties style:font-name="Times New Roman1" fo:font-size="12pt" officeooo:paragraph-rsid="001fd364"/>
    </style:style>
    <style:style style:name="P38" style:family="paragraph" style:parent-style-name="Text_20_body">
      <style:text-properties officeooo:paragraph-rsid="0014a302"/>
    </style:style>
    <style:style style:name="P39" style:family="paragraph" style:parent-style-name="Text_20_body">
      <style:text-properties officeooo:paragraph-rsid="00167c92"/>
    </style:style>
    <style:style style:name="P40" style:family="paragraph" style:parent-style-name="Text_20_body">
      <style:text-properties officeooo:paragraph-rsid="001dd26b"/>
    </style:style>
    <style:style style:name="P41" style:family="paragraph" style:parent-style-name="Text_20_body">
      <style:text-properties style:use-window-font-color="true" style:font-name="Times New Roman1" fo:font-size="12pt" fo:font-weight="normal" officeooo:paragraph-rsid="001fd364" style:font-size-asian="18pt" style:font-size-complex="18pt"/>
    </style:style>
    <style:style style:name="P42" style:family="paragraph" style:parent-style-name="Text_20_body">
      <style:text-properties officeooo:paragraph-rsid="001e32c3"/>
    </style:style>
    <style:style style:name="P43" style:family="paragraph" style:parent-style-name="Text_20_body">
      <style:text-properties officeooo:paragraph-rsid="001fd364"/>
    </style:style>
    <style:style style:name="P44" style:family="paragraph" style:parent-style-name="Text_20_body">
      <style:paragraph-properties fo:margin-left="0in" fo:margin-right="0in" fo:text-indent="0in" style:auto-text-indent="false"/>
    </style:style>
    <style:style style:name="P45" style:family="paragraph" style:parent-style-name="Text_20_body">
      <style:paragraph-properties fo:margin-left="0in" fo:margin-right="0in" fo:text-indent="0in" style:auto-text-indent="false" fo:break-before="page"/>
    </style:style>
    <style:style style:name="P46" style:family="paragraph" style:parent-style-name="Standard">
      <style:paragraph-properties fo:hyphenation-ladder-count="no-limit" fo:break-before="page" fo:keep-with-next="always" style:vertical-align="auto"/>
      <style:text-properties fo:font-size="14pt" fo:font-weight="bold" style:letter-kerning="true" style:font-name-asian="Calibri" style:font-weight-asian="bold" style:font-size-complex="14pt" style:font-weight-complex="bold" fo:hyphenate="true" fo:hyphenation-remain-char-count="2" fo:hyphenation-push-char-count="2"/>
    </style:style>
    <style:style style:name="P47" style:family="paragraph" style:parent-style-name="Contents_20_Heading">
      <style:paragraph-properties fo:break-before="page"/>
    </style:style>
    <style:style style:name="P48" style:family="paragraph" style:parent-style-name="Standard">
      <style:paragraph-properties fo:hyphenation-ladder-count="no-limit" fo:keep-with-next="always" style:vertical-align="auto"/>
      <style:text-properties fo:font-size="14pt" fo:font-weight="bold" style:letter-kerning="true" style:font-name-asian="Calibri" style:font-weight-asian="bold" style:font-size-complex="14pt" style:font-weight-complex="bold" fo:hyphenate="true" fo:hyphenation-remain-char-count="2" fo:hyphenation-push-char-count="2"/>
    </style:style>
    <style:style style:name="P49" style:family="paragraph" style:parent-style-name="Heading_20_2">
      <style:paragraph-properties fo:margin-top="0.1665in" fo:margin-bottom="0.0835in" style:contextual-spacing="false" fo:orphans="2" fo:widows="2" fo:hyphenation-ladder-count="no-limit" fo:keep-with-next="always" style:writing-mode="lr-tb"/>
      <style:text-properties style:use-window-font-color="true" style:font-name="Times New Roman1" fo:hyphenate="false" fo:hyphenation-remain-char-count="2" fo:hyphenation-push-char-count="2"/>
    </style:style>
    <style:style style:name="P50" style:family="paragraph" style:parent-style-name="Heading_20_2">
      <style:paragraph-properties fo:margin-top="0.1665in" fo:margin-bottom="0.0835in" style:contextual-spacing="false" fo:orphans="2" fo:widows="2" fo:hyphenation-ladder-count="no-limit" fo:keep-with-next="always" style:writing-mode="lr-tb"/>
      <style:text-properties style:use-window-font-color="true" style:font-name="Times New Roman1" fo:font-size="18pt" style:font-size-asian="18pt" style:font-size-complex="18pt" fo:hyphenate="false" fo:hyphenation-remain-char-count="2" fo:hyphenation-push-char-count="2"/>
    </style:style>
    <style:style style:name="P51" style:family="paragraph" style:parent-style-name="Heading_20_2">
      <style:paragraph-properties fo:margin-top="0.1665in" fo:margin-bottom="0.0835in" style:contextual-spacing="false" fo:orphans="2" fo:widows="2" fo:hyphenation-ladder-count="no-limit" style:writing-mode="lr-tb"/>
      <style:text-properties style:use-window-font-color="true" fo:hyphenate="false" fo:hyphenation-remain-char-count="2" fo:hyphenation-push-char-count="2"/>
    </style:style>
    <style:style style:name="P52" style:family="paragraph" style:parent-style-name="Heading_20_2">
      <style:paragraph-properties fo:margin-top="0.1665in" fo:margin-bottom="0.0835in" style:contextual-spacing="false" fo:orphans="2" fo:widows="2" fo:hyphenation-ladder-count="no-limit" style:writing-mode="lr-tb"/>
      <style:text-properties style:use-window-font-color="true" officeooo:paragraph-rsid="001e32c3" fo:hyphenate="false" fo:hyphenation-remain-char-count="2" fo:hyphenation-push-char-count="2"/>
    </style:style>
    <style:style style:name="P53" style:family="paragraph" style:parent-style-name="Heading_20_2">
      <style:paragraph-properties fo:margin-top="0.1665in" fo:margin-bottom="0.0835in" style:contextual-spacing="false" fo:orphans="2" fo:widows="2" fo:hyphenation-ladder-count="no-limit" style:writing-mode="lr-tb"/>
      <style:text-properties style:use-window-font-color="true" officeooo:paragraph-rsid="001fd364" fo:hyphenate="false" fo:hyphenation-remain-char-count="2" fo:hyphenation-push-char-count="2"/>
    </style:style>
    <style:style style:name="P54" style:family="paragraph" style:parent-style-name="Heading_20_2">
      <style:paragraph-properties fo:margin-top="0.1665in" fo:margin-bottom="0.0835in" style:contextual-spacing="false" fo:orphans="2" fo:widows="2" fo:hyphenation-ladder-count="no-limit" style:writing-mode="lr-tb"/>
      <style:text-properties officeooo:paragraph-rsid="001dd26b" fo:hyphenate="false" fo:hyphenation-remain-char-count="2" fo:hyphenation-push-char-count="2"/>
    </style:style>
    <style:style style:name="P55" style:family="paragraph" style:parent-style-name="Heading_20_2">
      <style:paragraph-properties fo:margin-top="0.1665in" fo:margin-bottom="0.0835in" style:contextual-spacing="false" fo:orphans="2" fo:widows="2" fo:hyphenation-ladder-count="no-limit" fo:break-before="page" style:writing-mode="lr-tb"/>
      <style:text-properties style:use-window-font-color="true" officeooo:paragraph-rsid="001e32c3" fo:hyphenate="false" fo:hyphenation-remain-char-count="2" fo:hyphenation-push-char-count="2"/>
    </style:style>
    <style:style style:name="P56" style:family="paragraph" style:parent-style-name="Heading_20_2">
      <style:text-properties officeooo:paragraph-rsid="00167c92"/>
    </style:style>
    <style:style style:name="P57" style:family="paragraph" style:parent-style-name="Contents_20_1">
      <style:paragraph-properties>
        <style:tab-stops>
          <style:tab-stop style:position="6.5in" style:type="right" style:leader-style="dotted" style:leader-text="."/>
        </style:tab-stops>
      </style:paragraph-properties>
    </style:style>
    <style:style style:name="P58" style:family="paragraph" style:parent-style-name="Contents_20_2">
      <style:paragraph-properties>
        <style:tab-stops>
          <style:tab-stop style:position="6.5in" style:type="right" style:leader-style="dotted" style:leader-text="."/>
        </style:tab-stops>
      </style:paragraph-properties>
    </style:style>
    <style:style style:name="P59" style:family="paragraph" style:parent-style-name="Text_20_body" style:list-style-name="L1">
      <style:text-properties style:font-name="Times New Roman1" fo:font-size="12pt"/>
    </style:style>
    <style:style style:name="P60" style:family="paragraph" style:parent-style-name="Text_20_body" style:list-style-name="L2">
      <style:text-properties style:font-name="Times New Roman1" fo:font-size="12pt"/>
    </style:style>
    <style:style style:name="P61" style:family="paragraph" style:parent-style-name="Text_20_body">
      <style:text-properties style:font-name="Times New Roman1" fo:font-size="12pt" fo:font-weight="normal"/>
    </style:style>
    <style:style style:name="P62" style:family="paragraph" style:parent-style-name="Text_20_body">
      <style:text-properties officeooo:paragraph-rsid="002e30db"/>
    </style:style>
    <style:style style:name="P63" style:family="paragraph" style:parent-style-name="Text_20_body" style:list-style-name="L2">
      <style:paragraph-properties fo:orphans="2" fo:widows="2" fo:hyphenation-ladder-count="no-limit" style:writing-mode="lr-tb"/>
      <style:text-properties style:use-window-font-color="true" style:font-name="Times New Roman1" fo:font-size="12pt" style:font-size-asian="12pt" style:font-size-complex="12pt" fo:hyphenate="false" fo:hyphenation-remain-char-count="2" fo:hyphenation-push-char-count="2"/>
    </style:style>
    <style:style style:name="P64" style:family="paragraph" style:parent-style-name="Text_20_body">
      <style:paragraph-properties fo:margin-top="0.1665in" fo:margin-bottom="0.0835in" style:contextual-spacing="false" fo:orphans="2" fo:widows="2" fo:hyphenation-ladder-count="no-limit" style:writing-mode="lr-tb"/>
      <style:text-properties style:use-window-font-color="true" fo:font-weight="bold" officeooo:paragraph-rsid="002e30db" style:font-weight-asian="bold" style:font-weight-complex="bold" fo:hyphenate="false" fo:hyphenation-remain-char-count="2" fo:hyphenation-push-char-count="2"/>
    </style:style>
    <style:style style:name="P65" style:family="paragraph" style:parent-style-name="Text_20_body">
      <style:paragraph-properties fo:margin-top="0.1665in" fo:margin-bottom="0.0835in" style:contextual-spacing="false" fo:orphans="2" fo:widows="2" fo:hyphenation-ladder-count="no-limit" style:writing-mode="lr-tb"/>
      <style:text-properties style:use-window-font-color="true" fo:font-size="12pt" officeooo:paragraph-rsid="002e30db" style:font-size-asian="10.5pt" style:font-size-complex="12pt" fo:hyphenate="false" fo:hyphenation-remain-char-count="2" fo:hyphenation-push-char-count="2"/>
    </style:style>
    <style:style style:name="P66"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style>
    <style:style style:name="P67" style:family="paragraph" style:parent-style-name="Standard" style:list-style-name="WWNum1">
      <style:paragraph-properties fo:text-align="start" style:justify-single-word="false" fo:hyphenation-ladder-count="no-limit" fo:keep-with-next="always" style:vertical-align="auto"/>
      <style:text-properties fo:color="#000000" fo:font-size="8pt" fo:font-weight="bold" style:font-name-asian="Calibri" style:font-size-asian="8pt" style:font-weight-asian="bold" style:font-size-complex="11pt" fo:hyphenate="true" fo:hyphenation-remain-char-count="2" fo:hyphenation-push-char-count="2"/>
    </style:style>
    <style:style style:name="P68" style:family="paragraph" style:parent-style-name="Standard" style:list-style-name="WWNum2">
      <style:paragraph-properties fo:text-align="start" style:justify-single-word="false" fo:hyphenation-ladder-count="no-limit" fo:keep-with-next="always" style:vertical-align="auto"/>
      <style:text-properties fo:color="#000000" fo:font-size="8pt" fo:font-weight="bold" style:font-name-asian="Calibri" style:font-size-asian="8pt" style:font-weight-asian="bold" style:font-size-complex="11pt" fo:hyphenate="true" fo:hyphenation-remain-char-count="2" fo:hyphenation-push-char-count="2"/>
    </style:style>
    <style:style style:name="P69" style:family="paragraph" style:parent-style-name="Standard" style:list-style-name="WWNum3">
      <style:paragraph-properties fo:text-align="start" style:justify-single-word="false" fo:hyphenation-ladder-count="no-limit" fo:keep-with-next="always" style:vertical-align="auto"/>
      <style:text-properties fo:color="#000000" fo:font-size="8pt" fo:font-weight="bold" style:font-name-asian="Calibri" style:font-size-asian="8pt" style:font-weight-asian="bold" style:font-size-complex="11pt" fo:hyphenate="true" fo:hyphenation-remain-char-count="2" fo:hyphenation-push-char-count="2"/>
    </style:style>
    <style:style style:name="P70" style:family="paragraph" style:parent-style-name="Heading_20_2">
      <style:paragraph-properties fo:margin-top="0.1665in" fo:margin-bottom="0.0835in" style:contextual-spacing="false" fo:orphans="2" fo:widows="2" fo:hyphenation-ladder-count="no-limit" style:writing-mode="lr-tb"/>
      <style:text-properties style:font-name="Times New Roman1" fo:font-size="12pt" fo:font-weight="normal" fo:hyphenate="false" fo:hyphenation-remain-char-count="2" fo:hyphenation-push-char-count="2"/>
    </style:style>
    <style:style style:name="P71" style:family="paragraph" style:parent-style-name="Heading_20_2">
      <style:paragraph-properties fo:margin-top="0.1665in" fo:margin-bottom="0.0835in" style:contextual-spacing="false" fo:orphans="2" fo:widows="2" fo:hyphenation-ladder-count="no-limit" fo:break-before="page" style:writing-mode="lr-tb"/>
      <style:text-properties style:use-window-font-color="true" fo:hyphenate="false" fo:hyphenation-remain-char-count="2" fo:hyphenation-push-char-count="2"/>
    </style:style>
    <style:style style:name="T1" style:family="text">
      <style:text-properties fo:font-size="10pt" style:font-size-asian="10pt"/>
    </style:style>
    <style:style style:name="T2" style:family="text">
      <style:text-properties fo:color="#0000ff" fo:font-size="11pt" style:text-underline-style="solid" style:text-underline-width="auto" style:text-underline-color="font-color" style:font-name-asian="Calibri" style:font-size-asian="11pt" style:font-size-complex="11pt"/>
    </style:style>
    <style:style style:name="T3" style:family="text">
      <style:text-properties fo:color="#0000ff" style:font-name="Times New Roman1" fo:font-size="11pt" style:text-underline-style="solid" style:text-underline-width="auto" style:text-underline-color="font-color" style:font-name-asian="Calibri" style:font-size-asian="11pt" style:font-size-complex="11pt"/>
    </style:style>
    <style:style style:name="T4" style:family="text">
      <style:text-properties fo:font-variant="normal" fo:text-transform="none"/>
    </style:style>
    <style:style style:name="T5" style:family="text">
      <style:text-properties fo:font-variant="normal" fo:text-transform="none" style:font-name="Times New Roman1"/>
    </style:style>
    <style:style style:name="T6" style:family="text">
      <style:text-properties fo:font-variant="normal" fo:text-transform="none" style:font-name="Times New Roman1" fo:font-size="18pt" style:font-size-asian="18pt" style:font-size-complex="18pt"/>
    </style:style>
    <style:style style:name="T7" style:family="text">
      <style:text-properties fo:font-variant="normal" fo:text-transform="none" style:font-name="Times New Roman1" officeooo:rsid="00167c92"/>
    </style:style>
    <style:style style:name="T8" style:family="text">
      <style:text-properties fo:font-variant="normal" fo:text-transform="none" style:use-window-font-color="true" style:font-name="Times New Roman1" fo:font-size="18pt" style:font-size-asian="18pt" style:font-size-complex="18pt"/>
    </style:style>
    <style:style style:name="T9" style:family="text">
      <style:text-properties style:font-name="Times New Roman1"/>
    </style:style>
    <style:style style:name="T10" style:family="text">
      <style:text-properties style:font-name="Times New Roman1" fo:font-size="12pt"/>
    </style:style>
    <style:style style:name="T11" style:family="text">
      <style:text-properties style:font-name="Times New Roman1" fo:font-size="12pt" fo:font-style="italic"/>
    </style:style>
    <style:style style:name="T12" style:family="text">
      <style:text-properties style:font-name="Times New Roman1" fo:font-size="12pt" fo:font-weight="normal"/>
    </style:style>
    <style:style style:name="T13" style:family="text">
      <style:text-properties style:font-name="Times New Roman1" fo:font-size="12pt" fo:font-weight="normal" officeooo:rsid="0013ee0f"/>
    </style:style>
    <style:style style:name="T14" style:family="text">
      <style:text-properties style:font-name="Times New Roman1" fo:font-size="12pt" fo:font-weight="normal" officeooo:rsid="0014a302"/>
    </style:style>
    <style:style style:name="T15" style:family="text">
      <style:text-properties style:font-name="Times New Roman1" fo:font-size="12pt" fo:font-weight="normal" officeooo:rsid="00152847"/>
    </style:style>
    <style:style style:name="T16" style:family="text">
      <style:text-properties style:font-name="Times New Roman1" fo:font-size="12pt" fo:font-weight="normal" officeooo:rsid="001690ba"/>
    </style:style>
    <style:style style:name="T17" style:family="text">
      <style:text-properties style:font-name="Times New Roman1" fo:font-size="12pt" fo:font-weight="normal" officeooo:rsid="001ca317"/>
    </style:style>
    <style:style style:name="T18" style:family="text">
      <style:text-properties style:font-name="Times New Roman1" fo:font-size="12pt" fo:font-weight="normal" officeooo:rsid="001d5ea4"/>
    </style:style>
    <style:style style:name="T19" style:family="text">
      <style:text-properties style:font-name="Times New Roman1" fo:font-size="12pt" fo:font-weight="normal" officeooo:rsid="001dd26b"/>
    </style:style>
    <style:style style:name="T20" style:family="text">
      <style:text-properties style:font-name="Times New Roman1" fo:font-size="12pt" fo:font-weight="normal" officeooo:rsid="001e32c3"/>
    </style:style>
    <style:style style:name="T21" style:family="text">
      <style:text-properties style:font-name="Times New Roman1" fo:font-size="12pt" fo:font-weight="normal" officeooo:rsid="001fd364"/>
    </style:style>
    <style:style style:name="T22" style:family="text">
      <style:text-properties style:font-name="Times New Roman1" fo:font-size="12pt" fo:font-weight="normal" officeooo:rsid="00257f2e"/>
    </style:style>
    <style:style style:name="T23" style:family="text">
      <style:text-properties style:font-name="Times New Roman1" fo:font-size="12pt" fo:font-weight="normal" officeooo:rsid="002e30db"/>
    </style:style>
    <style:style style:name="T24" style:family="text">
      <style:text-properties style:font-name="Times New Roman1" fo:font-size="12pt" fo:font-weight="normal" officeooo:rsid="002f5faa"/>
    </style:style>
    <style:style style:name="T25" style:family="text">
      <style:text-properties style:font-name="Times New Roman1" fo:font-size="12pt" officeooo:rsid="00167c92"/>
    </style:style>
    <style:style style:name="T26" style:family="text">
      <style:text-properties style:font-name="Times New Roman1" fo:font-size="11pt" style:font-name-asian="Calibri" style:font-size-asian="11pt" style:font-size-complex="11pt"/>
    </style:style>
    <style:style style:name="T27" style:family="text">
      <style:text-properties style:font-name="Times New Roman1" fo:font-size="18pt" style:font-size-asian="18pt" style:font-size-complex="18pt"/>
    </style:style>
    <style:style style:name="T28" style:family="text">
      <style:text-properties style:font-name="Times New Roman1" fo:font-size="18pt" officeooo:rsid="001e32c3" style:font-size-asian="18pt" style:font-size-complex="18pt"/>
    </style:style>
    <style:style style:name="T29" style:family="text">
      <style:text-properties style:font-name="Times New Roman1" fo:font-size="18pt" officeooo:rsid="001fd364" style:font-size-asian="18pt" style:font-size-complex="18pt"/>
    </style:style>
    <style:style style:name="T30" style:family="text">
      <style:text-properties style:font-name="Times New Roman1" fo:font-size="18pt" officeooo:rsid="002e30db" style:font-size-asian="18pt" style:font-size-complex="18pt"/>
    </style:style>
    <style:style style:name="T31" style:family="text">
      <style:text-properties style:font-name="Times New Roman1" officeooo:rsid="00167c92"/>
    </style:style>
    <style:style style:name="T32" style:family="text">
      <style:text-properties style:font-name="Times New Roman1" officeooo:rsid="002e30db"/>
    </style:style>
    <style:style style:name="T33" style:family="text">
      <style:text-properties style:font-name="Times New Roman1" fo:font-weight="normal" officeooo:rsid="002e30db"/>
    </style:style>
    <style:style style:name="T34" style:family="text">
      <style:text-properties fo:font-size="11pt" style:font-name-asian="Calibri" style:font-size-asian="11pt" style:font-size-complex="11pt"/>
    </style:style>
    <style:style style:name="T35" style:family="text">
      <style:text-properties fo:font-size="11pt" fo:font-style="italic" style:font-name-asian="Calibri" style:font-size-asian="11pt" style:font-style-asian="italic" style:font-size-complex="11pt"/>
    </style:style>
    <style:style style:name="T36" style:family="text">
      <style:text-properties fo:font-size="11pt" fo:font-style="italic" officeooo:rsid="0013ee0f" style:font-name-asian="Calibri" style:font-size-asian="11pt" style:font-style-asian="italic" style:font-size-complex="11pt"/>
    </style:style>
    <style:style style:name="T37" style:family="text">
      <style:text-properties style:use-window-font-color="true"/>
    </style:style>
    <style:style style:name="T38" style:family="text">
      <style:text-properties style:use-window-font-color="true" style:font-name="Times New Roman1" fo:font-size="18pt" style:font-size-asian="18pt" style:font-size-complex="18pt"/>
    </style:style>
    <style:style style:name="T39" style:family="text">
      <style:text-properties style:use-window-font-color="true" style:font-name="Times New Roman1" fo:font-size="18pt" officeooo:rsid="001dd26b" style:font-size-asian="18pt" style:font-size-complex="18pt"/>
    </style:style>
    <style:style style:name="T40" style:family="text">
      <style:text-properties style:use-window-font-color="true" style:font-name="Times New Roman1" fo:font-size="18pt" officeooo:rsid="002e30db" style:font-size-asian="18pt" style:font-size-complex="18pt"/>
    </style:style>
    <style:style style:name="T41" style:family="text">
      <style:text-properties officeooo:rsid="0013ee0f"/>
    </style:style>
    <style:style style:name="T42" style:family="text">
      <style:text-properties officeooo:rsid="0014a302"/>
    </style:style>
    <style:style style:name="T43" style:family="text">
      <style:text-properties officeooo:rsid="00152847"/>
    </style:style>
    <style:style style:name="T44" style:family="text">
      <style:text-properties officeooo:rsid="00167c92"/>
    </style:style>
    <style:style style:name="T45" style:family="text">
      <style:text-properties officeooo:rsid="001690ba"/>
    </style:style>
    <style:style style:name="T46" style:family="text">
      <style:text-properties officeooo:rsid="001b1565"/>
    </style:style>
    <style:style style:name="T47" style:family="text">
      <style:text-properties officeooo:rsid="001ca317"/>
    </style:style>
    <style:style style:name="T48" style:family="text">
      <style:text-properties officeooo:rsid="001dd26b"/>
    </style:style>
    <style:style style:name="T49" style:family="text">
      <style:text-properties officeooo:rsid="001e32c3"/>
    </style:style>
    <style:style style:name="T50" style:family="text">
      <style:text-properties officeooo:rsid="001fd364"/>
    </style:style>
    <style:style style:name="T51" style:family="text">
      <style:text-properties officeooo:rsid="0021212e"/>
    </style:style>
    <style:style style:name="T52" style:family="text">
      <style:text-properties officeooo:rsid="0022b1cb"/>
    </style:style>
    <style:style style:name="T53" style:family="text">
      <style:text-properties officeooo:rsid="00257f2e"/>
    </style:style>
    <style:style style:name="T54" style:family="text">
      <style:text-properties officeooo:rsid="002e30db"/>
    </style:style>
    <style:style style:name="T55" style:family="text">
      <style:text-properties officeooo:rsid="002f5fa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7"/>
      <text:p text:style-name="P7"/>
      <text:p text:style-name="P7"/>
      <text:p text:style-name="P7"/>
      <text:p text:style-name="P6">Test Plan: Frisbee That Lights Up Based On Measured Angular Acceleration and Velocit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atthew Branstetter</text:p>
      <text:p text:style-name="Standard">Vernon Jones</text:p>
      <text:p text:style-name="Standard">Yusuf Qedan</text:p>
      <text:p text:style-name="Standard">Tyler Tricker</text:p>
      <text:p text:style-name="P8"/>
      <text:p text:style-name="P8">ECE411 Practicum Project – Operation Awesome</text:p>
      <text:p text:style-name="P8">Electrical Computer Engineering, Portland State University</text:p>
      <text:p text:style-name="P2"/>
      <text:p text:style-name="P1"/>
      <text:p text:style-name="Standard"/>
      <text:p text:style-name="P5"/>
      <text:p text:style-name="P5"/>
      <text:p text:style-name="P3"><text:bookmark-start text:name="__RefHeading__849_1087405286"/><text:line-break/><text:bookmark-end text:name="__RefHeading__849_1087405286"/></text:p>
      <text:p text:style-name="P4"><text:bookmark-start text:name="_Toc512651250"/><text:bookmark-start text:name="_Toc512489725"/></text:p>
      <text:p text:style-name="P46">Version <text:span text:style-name="T46">N</text:span>otice</text:p>
      <text:p text:style-name="P9"/>
      <text:p text:style-name="P9">All revisions of this document are listed in chronological order. There is no relationship between the document number and the software release number.</text:p>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list xml:id="list13962920601" text:style-name="WWNum1">
              <text:list-item>
                <text:p text:style-name="P67">Document release</text:p>
              </text:list-item>
            </text:list>
          </table:table-cell>
          <table:table-cell table:style-name="Table1.A1" office:value-type="string">
            <text:list xml:id="list513234593" text:style-name="WWNum2">
              <text:list-item>
                <text:p text:style-name="P68">Date</text:p>
              </text:list-item>
            </text:list>
          </table:table-cell>
          <table:table-cell table:style-name="Table1.A1" office:value-type="string">
            <text:list xml:id="list1361181585" text:style-name="WWNum3">
              <text:list-item>
                <text:p text:style-name="P69">Description</text:p>
              </text:list-item>
            </text:list>
          </table:table-cell>
        </table:table-row>
        <table:table-row table:style-name="Table1.1">
          <table:table-cell table:style-name="Table1.A2" office:value-type="string">
            <text:p text:style-name="P11">Draft 1</text:p>
          </table:table-cell>
          <table:table-cell table:style-name="Table1.A2" office:value-type="string">
            <text:p text:style-name="P15"><text:span text:style-name="T35">11/24</text:span><text:span text:style-name="T35">/2012</text:span></text:p>
          </table:table-cell>
          <table:table-cell table:style-name="Table1.A2" office:value-type="string">
            <text:p text:style-name="P11">Created Outline for Test Plan</text:p>
          </table:table-cell>
        </table:table-row>
        <table:table-row table:style-name="Table1.1">
          <table:table-cell table:style-name="Table1.A3" office:value-type="string">
            <text:p text:style-name="P11">Draft 2</text:p>
          </table:table-cell>
          <table:table-cell table:style-name="Table1.A3" office:value-type="string">
            <text:p text:style-name="P15"><text:span text:style-name="T35">11/25</text:span><text:span text:style-name="T35">/2012</text:span></text:p>
          </table:table-cell>
          <table:table-cell table:style-name="Table1.A3" office:value-type="string">
            <text:p text:style-name="P11">Added Test Case 1 and 2</text:p>
          </table:table-cell>
        </table:table-row>
        <table:table-row table:style-name="Table1.1">
          <table:table-cell table:style-name="Table1.A2" office:value-type="string">
            <text:p text:style-name="P11">Draft <text:span text:style-name="T41">3</text:span></text:p>
          </table:table-cell>
          <table:table-cell table:style-name="Table1.A2" office:value-type="string">
            <text:p text:style-name="P16"><text:span text:style-name="T36">1</text:span><text:span text:style-name="T35">1/25/2012</text:span></text:p>
          </table:table-cell>
          <table:table-cell table:style-name="Table1.A2" office:value-type="string">
            <text:p text:style-name="P13">Added Test Case 3</text:p>
          </table:table-cell>
        </table:table-row>
        <table:table-row table:style-name="Table1.1">
          <table:table-cell table:style-name="Table1.A2" office:value-type="string">
            <text:p text:style-name="P11">Draft <text:span text:style-name="T41">4</text:span></text:p>
          </table:table-cell>
          <table:table-cell table:style-name="Table1.A2" office:value-type="string">
            <text:p text:style-name="P16"><text:span text:style-name="T36">1</text:span><text:span text:style-name="T35">1/25/2012</text:span></text:p>
          </table:table-cell>
          <table:table-cell table:style-name="Table1.A2" office:value-type="string">
            <text:p text:style-name="P13">Added Test Case 4</text:p>
          </table:table-cell>
        </table:table-row>
        <table:table-row table:style-name="Table1.1">
          <table:table-cell table:style-name="Table1.A2" office:value-type="string">
            <text:p text:style-name="P11">Draft <text:span text:style-name="T41">5</text:span></text:p>
          </table:table-cell>
          <table:table-cell table:style-name="Table1.A2" office:value-type="string">
            <text:p text:style-name="P16"><text:span text:style-name="T36">1</text:span><text:span text:style-name="T35">1/25/2012</text:span></text:p>
          </table:table-cell>
          <table:table-cell table:style-name="Table1.A2" office:value-type="string">
            <text:p text:style-name="P12"><text:span text:style-name="T41">Modified Test Plan to include </text:span><text:span text:style-name="T45">Environmental Testing</text:span></text:p>
          </table:table-cell>
        </table:table-row>
        <table:table-row table:style-name="Table1.1">
          <table:table-cell table:style-name="Table1.A3" office:value-type="string">
            <text:p text:style-name="P11">Release</text:p>
          </table:table-cell>
          <table:table-cell table:style-name="Table1.A3" office:value-type="string">
            <text:p text:style-name="P15"><text:span text:style-name="T35">11/26</text:span><text:span text:style-name="T35">/2012</text:span></text:p>
          </table:table-cell>
          <table:table-cell table:style-name="Table1.A3" office:value-type="string">
            <text:p text:style-name="P11">First release.</text:p>
          </table:table-cell>
        </table:table-row>
        <table:table-row table:style-name="Table1.1">
          <table:table-cell table:style-name="Table1.A2" office:value-type="string">
            <text:p text:style-name="P14">Version 2</text:p>
          </table:table-cell>
          <table:table-cell table:style-name="Table1.A2" office:value-type="string">
            <text:p text:style-name="P17">12/07/2012</text:p>
          </table:table-cell>
          <table:table-cell table:style-name="Table1.A2" office:value-type="string">
            <text:p text:style-name="P14">Final Release</text:p>
          </table:table-cell>
        </table:table-row>
      </table:table>
      <text:p text:style-name="P21"/>
      <text:p text:style-name="P9">This document was created by Operation Awesome, Portland State University. Operation Awesome has made every effort to ensure that this document is accurate at the time of printing. Obtain additional copies of this document, as well as updated releases, from the following organization:<text:line-break/></text:p>
      <text:p text:style-name="P20">Matthew Branstetter</text:p>
      <text:p text:style-name="P20">c/o Operation Awesome</text:p>
      <text:p text:style-name="P20">1020 Madison St.</text:p>
      <text:p text:style-name="P20">Silverton, OR 97381</text:p>
      <text:p text:style-name="P20">Phone: 503-873-3181</text:p>
      <text:p text:style-name="P18"><text:span text:style-name="T34">Email: </text:span><text:a xlink:type="simple" xlink:href="mailto:matthew.branstetter@hotmail.com"><text:span text:style-name="T2">matthew.branstetter@hotmail.com</text:span></text:a></text:p>
      <text:p text:style-name="P19"/>
      <text:p text:style-name="P48"><text:bookmark-start text:name="_Toc512489726"/><text:bookmark-start text:name="_Toc512651251"/>Trademarks<text:bookmark-end text:name="_Toc512489726"/><text:bookmark-end text:name="_Toc512651251"/></text:p>
      <text:p text:style-name="P9"/>
      <text:p text:style-name="P10"><text:bookmark-end text:name="_Toc512651250"/><text:bookmark-end text:name="_Toc512489725"/>The trademarks contained in this document are the property of their respective owners.</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57"><text:a xlink:type="simple" xlink:href="#__RefHeading__1145_351724711" text:style-name="Index_20_Link" text:visited-style-name="Index_20_Link">1 Introduction <text:tab/>4</text:a></text:p>
          <text:p text:style-name="P58"><text:a xlink:type="simple" xlink:href="#__RefHeading__1151_351724711" text:style-name="Index_20_Link" text:visited-style-name="Index_20_Link">1.1 Objectives <text:tab/>4</text:a></text:p>
          <text:p text:style-name="P58"><text:a xlink:type="simple" xlink:href="#__RefHeading__1157_351724711" text:style-name="Index_20_Link" text:visited-style-name="Index_20_Link">1.2 Testing Strategy <text:tab/>4</text:a></text:p>
          <text:p text:style-name="P58"><text:a xlink:type="simple" xlink:href="#__RefHeading__1177_351724711" text:style-name="Index_20_Link" text:visited-style-name="Index_20_Link">1.3 Scope <text:tab/>4</text:a></text:p>
          <text:p text:style-name="P58"><text:a xlink:type="simple" xlink:href="#__RefHeading__1183_351724711" text:style-name="Index_20_Link" text:visited-style-name="Index_20_Link">1.4 Reference Material<text:tab/>4</text:a></text:p>
          <text:p text:style-name="P58"><text:a xlink:type="simple" xlink:href="#__RefHeading__1197_351724711" text:style-name="Index_20_Link" text:visited-style-name="Index_20_Link">1.5 Points of Contact<text:tab/>5</text:a></text:p>
          <text:p text:style-name="P58"><text:a xlink:type="simple" xlink:href="#__RefHeading__1203_351724711" text:style-name="Index_20_Link" text:visited-style-name="Index_20_Link">1.6 Methodology, Tools, and Techniques <text:tab/>5</text:a></text:p>
          <text:p text:style-name="P57"><text:a xlink:type="simple" xlink:href="#__RefHeading__1213_351724711" text:style-name="Index_20_Link" text:visited-style-name="Index_20_Link">2 Test Planning<text:tab/>5</text:a></text:p>
          <text:p text:style-name="P58"><text:a xlink:type="simple" xlink:href="#__RefHeading__3795_1704011192" text:style-name="Index_20_Link" text:visited-style-name="Index_20_Link">2.1 Functionality Testing<text:tab/>5</text:a></text:p>
          <text:p text:style-name="P58"><text:a xlink:type="simple" xlink:href="#__RefHeading__3797_1704011192" text:style-name="Index_20_Link" text:visited-style-name="Index_20_Link">2.2 Unit Testing <text:tab/>5</text:a></text:p>
          <text:p text:style-name="P58"><text:a xlink:type="simple" xlink:href="#__RefHeading__1221_351724711" text:style-name="Index_20_Link" text:visited-style-name="Index_20_Link">2.3 Performance Testing<text:tab/>5</text:a></text:p>
          <text:p text:style-name="P58"><text:a xlink:type="simple" xlink:href="#__RefHeading__3799_1704011192" text:style-name="Index_20_Link" text:visited-style-name="Index_20_Link">2.4 Environmental Testing<text:tab/>6</text:a></text:p>
          <text:p text:style-name="P58"><text:a xlink:type="simple" xlink:href="#__RefHeading__1227_351724711" text:style-name="Index_20_Link" text:visited-style-name="Index_20_Link">2.5 Regression Testing<text:tab/>6</text:a></text:p>
          <text:p text:style-name="P58"><text:a xlink:type="simple" xlink:href="#__RefHeading__1233_351724711" text:style-name="Index_20_Link" text:visited-style-name="Index_20_Link">2.6 Pass / Fail Criteria<text:tab/>6</text:a></text:p>
          <text:p text:style-name="P57"><text:a xlink:type="simple" xlink:href="#__RefHeading__1237_351724711" text:style-name="Index_20_Link" text:visited-style-name="Index_20_Link">3 Project Management<text:tab/>6</text:a></text:p>
          <text:p text:style-name="P58"><text:a xlink:type="simple" xlink:href="#__RefHeading__1239_351724711" text:style-name="Index_20_Link" text:visited-style-name="Index_20_Link">3.1 Test Deliverables<text:tab/>6</text:a></text:p>
          <text:p text:style-name="P58"><text:a xlink:type="simple" xlink:href="#__RefHeading__1247_351724711" text:style-name="Index_20_Link" text:visited-style-name="Index_20_Link">3.2 Constraints<text:tab/>6</text:a></text:p>
          <text:p text:style-name="P58"><text:a xlink:type="simple" xlink:href="#__RefHeading__1251_351724711" text:style-name="Index_20_Link" text:visited-style-name="Index_20_Link">3.3 Issues<text:tab/>7</text:a></text:p>
          <text:p text:style-name="P58"><text:a xlink:type="simple" xlink:href="#__RefHeading__1261_351724711" text:style-name="Index_20_Link" text:visited-style-name="Index_20_Link">3.4 Assumptions<text:tab/>7</text:a></text:p>
          <text:p text:style-name="P58"><text:a xlink:type="simple" xlink:href="#__RefHeading__1273_351724711" text:style-name="Index_20_Link" text:visited-style-name="Index_20_Link">3.5 Dependencies<text:tab/>7</text:a></text:p>
          <text:p text:style-name="P57"><text:a xlink:type="simple" xlink:href="#__RefHeading__1281_351724711" text:style-name="Index_20_Link" text:visited-style-name="Index_20_Link">4 Environmental Requirements<text:tab/>8</text:a></text:p>
          <text:p text:style-name="P58"><text:a xlink:type="simple" xlink:href="#__RefHeading__1287_351724711" text:style-name="Index_20_Link" text:visited-style-name="Index_20_Link">4.1 Hardware<text:tab/>8</text:a></text:p>
          <text:p text:style-name="P58"><text:a xlink:type="simple" xlink:href="#__RefHeading__1293_351724711" text:style-name="Index_20_Link" text:visited-style-name="Index_20_Link">4.2 Software<text:tab/>8</text:a></text:p>
          <text:p text:style-name="P57"><text:a xlink:type="simple" xlink:href="#__RefHeading__1305_351724711" text:style-name="Index_20_Link" text:visited-style-name="Index_20_Link">5 Plan Approvals<text:tab/>8</text:a></text:p>
          <text:p text:style-name="P58"><text:a xlink:type="simple" xlink:href="#__RefHeading__1311_351724711" text:style-name="Index_20_Link" text:visited-style-name="Index_20_Link">5.1 Sign-Off Criteria<text:tab/>8</text:a></text:p>
          <text:p text:style-name="P57"><text:a xlink:type="simple" xlink:href="#__RefHeading__1321_351724711" text:style-name="Index_20_Link" text:visited-style-name="Index_20_Link">6 Test Plan/Test Results for Blinking <text:s/>Frisbee<text:tab/>9</text:a></text:p>
          <text:p text:style-name="P58"><text:a xlink:type="simple" xlink:href="#__RefHeading__1776_1192696925" text:style-name="Index_20_Link" text:visited-style-name="Index_20_Link">6.1 Test Case Number: 1<text:tab/>10</text:a></text:p>
          <text:p text:style-name="P58"><text:a xlink:type="simple" xlink:href="#__RefHeading__1778_1192696925" text:style-name="Index_20_Link" text:visited-style-name="Index_20_Link">6.2 Test Case Number: 2<text:tab/>12</text:a></text:p>
          <text:p text:style-name="P58"><text:a xlink:type="simple" xlink:href="#__RefHeading__3251_1430085177" text:style-name="Index_20_Link" text:visited-style-name="Index_20_Link">6.2.1 Test Case Number: 2A<text:tab/>13</text:a></text:p>
          <text:p text:style-name="P58"><text:a xlink:type="simple" xlink:href="#__RefHeading__3253_1430085177" text:style-name="Index_20_Link" text:visited-style-name="Index_20_Link">6.2.2 Test Case Number: 2B<text:tab/>14</text:a></text:p>
          <text:p text:style-name="P58"><text:a xlink:type="simple" xlink:href="#__RefHeading__3801_1704011192" text:style-name="Index_20_Link" text:visited-style-name="Index_20_Link">6.3 Test Case Number: 3<text:tab/>15</text:a></text:p>
          <text:p text:style-name="P58"><text:a xlink:type="simple" xlink:href="#__RefHeading__3255_1430085177" text:style-name="Index_20_Link" text:visited-style-name="Index_20_Link">6.3 Test Case Number: 4<text:tab/>17</text:a></text:p>
          <text:p text:style-name="P58"><text:a xlink:type="simple" xlink:href="#__RefHeading__3803_1704011192" text:style-name="Index_20_Link" text:visited-style-name="Index_20_Link">6.4 Test Case Number: 5<text:tab/>19</text:a></text:p>
        </text:index-body>
      </text:table-of-content>
      <text:p text:style-name="P44"/>
      <text:p text:style-name="P45"/>
      <text:h text:style-name="Heading_20_1" text:outline-level="1"><text:bookmark-start text:name="__RefHeading__1145_351724711"/><text:bookmark text:name="_Toc167886480"/><text:bookmark text:name="Section1"/><text:span text:style-name="T9">1</text:span><text:span text:style-name="T5"><text:tab/></text:span><text:span text:style-name="T9">Introduction</text:span> <text:bookmark-end text:name="__RefHeading__1145_351724711"/></text:h>
      <text:p text:style-name="P39"><text:bookmark-start text:name="__RefHeading__1147_351724711"/>The Test Plan outlines the scope, approach, resources, and schedule for testing the blinking Frisbee PCB. It identifies the items and features to be tested, and types of testing. This test plan will cover testing of PCB required prior to potting and attaching to Frisbee. Additional testing after p<text:span text:style-name="T46">otting and attaching to Frisbee</text:span> will be <text:span text:style-name="T44">conducted as well.</text:span><text:bookmark-end text:name="__RefHeading__1147_351724711"/></text:p>
      <text:h text:style-name="P56" text:outline-level="2"><text:bookmark-start text:name="__RefHeading__1151_351724711"/><text:bookmark text:name="_Toc167886481"/><text:span text:style-name="T9">1.1</text:span><text:span text:style-name="T5"><text:tab/></text:span><text:span text:style-name="T9">Objectives</text:span> <text:bookmark-end text:name="__RefHeading__1151_351724711"/></text:h>
      <text:p text:style-name="Text_20_body"><text:bookmark-start text:name="__RefHeading__1153_351724711"/>The objective of the project is to develop a blinking Frisbee that lights up and reacts to angular velocity or acceleration. These test plans should be able to show all the functionality and features defined in the project design specification document. <text:bookmark-end text:name="__RefHeading__1153_351724711"/></text:p>
      <text:h text:style-name="Heading_20_2" text:outline-level="2"><text:bookmark-start text:name="__RefHeading__1157_351724711"/><text:bookmark text:name="_Toc167886482"/><text:span text:style-name="T9">1.2</text:span><text:span text:style-name="T5"><text:tab/></text:span><text:span text:style-name="T9">Testing Strategy</text:span> <text:bookmark-end text:name="__RefHeading__1157_351724711"/></text:h>
      <text:p text:style-name="Text_20_body"><text:bookmark-start text:name="__RefHeading__1159_351724711"/>For each level of testing, a separate test plan is prepared with the following set of deliverables:<text:bookmark-end text:name="__RefHeading__1159_351724711"/></text:p>
      <text:list xml:id="list13962920602" text:style-name="L1">
        <text:list-item>
          <text:p text:style-name="P59"><text:bookmark-start text:name="__RefHeading__1161_351724711"/>Test Case Number<text:bookmark-end text:name="__RefHeading__1161_351724711"/></text:p>
        </text:list-item>
        <text:list-item>
          <text:p text:style-name="P59"><text:bookmark-start text:name="__RefHeading__1163_351724711"/>Features to be tested<text:bookmark-end text:name="__RefHeading__1163_351724711"/></text:p>
        </text:list-item>
        <text:list-item>
          <text:p text:style-name="P59"><text:bookmark-start text:name="__RefHeading__1165_351724711"/>Items to be tested<text:bookmark-end text:name="__RefHeading__1165_351724711"/></text:p>
        </text:list-item>
        <text:list-item>
          <text:p text:style-name="P59"><text:bookmark-start text:name="__RefHeading__1167_351724711"/>Pass / Fail criteria<text:bookmark-end text:name="__RefHeading__1167_351724711"/></text:p>
        </text:list-item>
        <text:list-item>
          <text:p text:style-name="P59"><text:bookmark-start text:name="__RefHeading__1169_351724711"/>Input File Names<text:bookmark-end text:name="__RefHeading__1169_351724711"/></text:p>
        </text:list-item>
        <text:list-item>
          <text:p text:style-name="P59"><text:bookmark-start text:name="__RefHeading__1171_351724711"/>Output File Names<text:bookmark-end text:name="__RefHeading__1171_351724711"/></text:p>
        </text:list-item>
        <text:list-item>
          <text:p text:style-name="P59"><text:bookmark-start text:name="__RefHeading__1173_351724711"/>Expected Results<text:bookmark-end text:name="__RefHeading__1173_351724711"/></text:p>
        </text:list-item>
        <text:list-item>
          <text:p text:style-name="P59"><text:bookmark-start text:name="__RefHeading__1175_351724711"/>Actual Results<text:bookmark-end text:name="__RefHeading__1175_351724711"/></text:p>
        </text:list-item>
      </text:list>
      <text:h text:style-name="Heading_20_2" text:outline-level="2"><text:bookmark-start text:name="__RefHeading__1177_351724711"/><text:bookmark text:name="_Toc167886483"/><text:span text:style-name="T9">1.3</text:span><text:span text:style-name="T5"><text:tab/></text:span><text:span text:style-name="T9">Scope</text:span> <text:bookmark-end text:name="__RefHeading__1177_351724711"/></text:h>
      <text:p text:style-name="Text_20_body"><text:bookmark-start text:name="__RefHeading__1179_351724711"/>The scope of this test plan is to make sure that all the requirements are met and developed. <text:s/>Both scheduled and unscheduled test plan changes will be completed and documented in future test plan revisions. <text:bookmark-end text:name="__RefHeading__1179_351724711"/></text:p>
      <text:h text:style-name="Heading_20_2" text:outline-level="2"><text:bookmark-start text:name="__RefHeading__1183_351724711"/><text:bookmark text:name="_Toc167886484"/><text:bookmark text:name="_Toc66893924"/><text:span text:style-name="T9">1.4</text:span><text:span text:style-name="T5"><text:tab/></text:span><text:span text:style-name="T9">Reference Material</text:span><text:bookmark-end text:name="__RefHeading__1183_351724711"/></text:h>
      <text:p text:style-name="Text_20_body"><text:bookmark-start text:name="__RefHeading__1185_351724711"/>All the documents and sources referenced in the Test Plan are below:<text:bookmark-end text:name="__RefHeading__1185_351724711"/></text:p>
      <text:list xml:id="list5132345931" text:style-name="L2">
        <text:list-item>
          <text:p text:style-name="P60"><text:bookmark-start text:name="__RefHeading__1187_351724711"/>Project Proposal<text:bookmark-end text:name="__RefHeading__1187_351724711"/></text:p>
        </text:list-item>
        <text:list-item>
          <text:p text:style-name="P60"><text:bookmark-start text:name="__RefHeading__1189_351724711"/>Project Design Specification<text:bookmark-end text:name="__RefHeading__1189_351724711"/></text:p>
        </text:list-item>
        <text:list-item>
          <text:p text:style-name="P60">PCB Schematic</text:p>
        </text:list-item>
        <text:list-item>
          <text:p text:style-name="P60">Block Diagrams and UMLs</text:p>
        </text:list-item>
        <text:list-item>
          <text:p text:style-name="P60"><text:bookmark-start text:name="__RefHeading__1191_351724711"/><text:soft-page-break/>ATMEL AVR Technical Library (June 2011)<text:bookmark-end text:name="__RefHeading__1191_351724711"/></text:p>
        </text:list-item>
        <text:list-item>
          <text:p text:style-name="P63">2588E–AVR–08/10<text:bookmark-start text:name="__RefHeading__1193_351724711"/>, ATTINY461 data sheet<text:bookmark-end text:name="__RefHeading__1193_351724711"/></text:p>
        </text:list-item>
      </text:list>
      <text:h text:style-name="Heading_20_2" text:outline-level="2"><text:bookmark-start text:name="__RefHeading__1197_351724711"/><text:bookmark text:name="_Toc167886485"/><text:bookmark text:name="_Toc66893927"/><text:bookmark text:name="_Toc66180143"/><text:span text:style-name="T9">1.5</text:span><text:span text:style-name="T5"><text:tab/></text:span><text:span text:style-name="T9">Points of Contact</text:span><text:bookmark-end text:name="__RefHeading__1197_351724711"/></text:h>
      <text:p text:style-name="Text_20_body"><text:bookmark-start text:name="__RefHeading__1199_351724711"/><text:span text:style-name="T10">The main point of contact for this </text:span><text:span text:style-name="T10">test </text:span><text:span text:style-name="T10">plan is:</text:span><text:bookmark-end text:name="__RefHeading__1199_351724711"/></text:p>
      <text:p text:style-name="P9"/>
      <text:p text:style-name="P20">Matthew Branstetter</text:p>
      <text:p text:style-name="P20">c/o Operation Awesome</text:p>
      <text:p text:style-name="P20">1020 Madison St.</text:p>
      <text:p text:style-name="P20">Silverton, OR 97381</text:p>
      <text:p text:style-name="P20">Phone: 503-873-3181</text:p>
      <text:p text:style-name="P18"><text:span text:style-name="T26">Email: </text:span><text:a xlink:type="simple" xlink:href="mailto:matthew.branstetter@hotmail.com"><text:span text:style-name="T3">matthew.branstetter@hotmail.com</text:span></text:a></text:p>
      <text:h text:style-name="Heading_20_2" text:outline-level="2"><text:bookmark-start text:name="__RefHeading__1203_351724711"/><text:bookmark text:name="_Toc167886486"/><text:bookmark text:name="_Toc66893928"/><text:bookmark text:name="_Toc66180136"/><text:bookmark text:name="_Toc65645173"/><text:bookmark text:name="_Toc65322737"/><text:span text:style-name="T9">1.6</text:span><text:span text:style-name="T5"><text:tab/></text:span><text:span text:style-name="T9">Methodology, Tools, and Techniques</text:span> <text:bookmark-end text:name="__RefHeading__1203_351724711"/></text:h>
      <text:p text:style-name="Text_20_body"><text:bookmark-start text:name="__RefHeading__1205_351724711"/>There will be some software and hardware tools used during the test plan (See Environmental Requirements). The methodology used is a bottom up approach. Smaller portions of the PCB will be tested individually, and then the entire system as a whole.<text:bookmark-end text:name="__RefHeading__1205_351724711"/></text:p>
      <text:h text:style-name="Heading_20_1" text:outline-level="1"><text:bookmark-start text:name="__RefHeading__1213_351724711"/><text:bookmark text:name="_Toc167886487"/><text:span text:style-name="T9">2</text:span><text:span text:style-name="T5"><text:tab/></text:span><text:span text:style-name="T9">Test Planning</text:span><text:bookmark-end text:name="__RefHeading__1213_351724711"/></text:h>
      <text:p text:style-name="Text_20_body"><text:bookmark-start text:name="__RefHeading__1215_351724711"/>The test activities will be performed by using the project proposal, project design specification, and any additional hardware and software manuals. <text:bookmark-end text:name="__RefHeading__1215_351724711"/></text:p>
      <text:h text:style-name="P49" text:outline-level="2"><text:bookmark-start text:name="__RefHeading__3795_1704011192"/><text:span text:style-name="T37">2.</text:span><text:span text:style-name="T37">1</text:span><text:span text:style-name="T37"><text:tab/>Functionality Testing</text:span><text:bookmark-end text:name="__RefHeading__3795_1704011192"/></text:h>
      <text:p text:style-name="Text_20_body">Basic Functionality testing will be conducted to ensure the blinking Frisbee PCB basic components are working. The basic components include, voltage regulator, <text:span text:style-name="T44">gyro sensor,</text:span> battery pack, and micro controller. <text:s/>The requirements will be tested and verified by all members of Operation Awesome. This is covered under Test Case 1.</text:p>
      <text:h text:style-name="Heading_20_2" text:outline-level="2"><text:bookmark-start text:name="__RefHeading__3797_1704011192"/><text:span text:style-name="T9">2.</text:span><text:span text:style-name="T9">2</text:span><text:span text:style-name="T5"><text:tab/></text:span><text:span text:style-name="T9">Unit Testing</text:span> <text:bookmark-end text:name="__RefHeading__3797_1704011192"/></text:h>
      <text:p text:style-name="Text_20_body"><text:bookmark-start text:name="__RefHeading__1219_351724711"/>Unit testing will be conducted to verify the implementation of each basic and major component<text:span text:style-name="T44">s</text:span> of the blinking Frisbee PCB. The major components include: mosfets, <text:span text:style-name="T44">decade </text:span>counter, <text:span text:style-name="T44">and RGB LED s</text:span>. The requirements will be tested and verified by all members of Operation Awesome. After any new component or feature is added, unit testing will be done for them as well. <text:span text:style-name="T44">This is covered under Test Case 1, 2, and 3.</text:span><text:bookmark-end text:name="__RefHeading__1219_351724711"/></text:p>
      <text:h text:style-name="Heading_20_2" text:outline-level="2"><text:bookmark-start text:name="__RefHeading__1221_351724711"/><text:bookmark text:name="_Toc167886489"/><text:span text:style-name="T9">2.</text:span><text:span text:style-name="T9">3</text:span><text:span text:style-name="T5"><text:tab/></text:span><text:span text:style-name="T9">Performance Testing</text:span><text:bookmark-end text:name="__RefHeading__1221_351724711"/></text:h>
      <text:p text:style-name="Text_20_body"><text:bookmark-start text:name="__RefHeading__1223_351724711"/><text:span text:style-name="T10">Performance Testing will be conducted to ensure that the blinking Frisbee performs to the expectations. Performance testing will be conducted after blinking Frisbee PCB has been tested, potted, and attached to Frisbee. Performance testing will be </text:span><text:span text:style-name="T25">conducted in Test Case 3 and 4</text:span><text:span text:style-name="T10">.</text:span><text:bookmark-end text:name="__RefHeading__1223_351724711"/></text:p>
      <text:p text:style-name="P23"/>
      <text:h text:style-name="P56" text:outline-level="2"><text:bookmark-start text:name="__RefHeading__3799_1704011192"/><text:soft-page-break/><text:span text:style-name="T9">2.</text:span><text:span text:style-name="T31">4</text:span><text:span text:style-name="T5"><text:tab/></text:span><text:span text:style-name="T7">Environmental</text:span><text:span text:style-name="T9"> Testing</text:span><text:bookmark-end text:name="__RefHeading__3799_1704011192"/></text:h>
      <text:p text:style-name="P39"><text:span text:style-name="T25">Environmental</text:span><text:span text:style-name="T10"> Testing will be conducted to ensure that the blinking Frisbee performs to the </text:span><text:span text:style-name="T25">environmental specifications.</text:span><text:span text:style-name="T10"> </text:span><text:span text:style-name="T25">Environmental</text:span><text:span text:style-name="T10"> testing will be conducted after blinking Frisbee PCB has been tested, potted, and attached to Frisbee. </text:span><text:span text:style-name="T25">Environmental</text:span><text:span text:style-name="T10"> testing will be </text:span><text:span text:style-name="T25">conducted in Test Case 4</text:span><text:span text:style-name="T10">.</text:span></text:p>
      <text:h text:style-name="Heading_20_2" text:outline-level="2"><text:bookmark-start text:name="__RefHeading__1227_351724711"/><text:bookmark text:name="_Toc167886490"/><text:span text:style-name="T9">2.</text:span><text:span text:style-name="T31">5</text:span><text:span text:style-name="T5"><text:tab/></text:span><text:span text:style-name="T9">Regression Testing</text:span><text:bookmark-end text:name="__RefHeading__1227_351724711"/></text:h>
      <text:p text:style-name="Text_20_body"><text:bookmark-start text:name="__RefHeading__1229_351724711"/><text:span text:style-name="T10">Re</text:span><text:span text:style-name="T10">gression Testing will be conducted to ensure that </text:span><text:span text:style-name="T10">any additional components or features added </text:span><text:span text:style-name="T10">have not adversely affected previously tested functionality. </text:span><text:span text:style-name="T10">A</text:span><text:span text:style-name="T10">ll the previously defined test cases will be applied with the </text:span><text:span text:style-name="T10">each</text:span><text:span text:style-name="T10"> new </text:span><text:span text:style-name="T10">case,</text:span><text:span text:style-name="T10"> and pass or fail of each test case will be determined. </text:span><text:bookmark-end text:name="__RefHeading__1229_351724711"/></text:p>
      <text:h text:style-name="Heading_20_2" text:outline-level="2"><text:bookmark-start text:name="__RefHeading__1233_351724711"/><text:bookmark text:name="_Toc167886491"/><text:span text:style-name="T9">2.</text:span><text:span text:style-name="T31">6</text:span><text:span text:style-name="T5"><text:tab/></text:span><text:span text:style-name="T9">Pass / Fail Criteria</text:span><text:bookmark-end text:name="__RefHeading__1233_351724711"/></text:h>
      <text:p text:style-name="Text_20_body"><text:bookmark-start text:name="__RefHeading__1235_351724711"/>The Pass/Fail criteria are identified in the test cases created in the section 6. Each test case has its own pass/fail criteria defined. <text:bookmark-end text:name="__RefHeading__1235_351724711"/></text:p>
      <text:h text:style-name="Heading_20_1" text:outline-level="1"><text:bookmark-start text:name="__RefHeading__1237_351724711"/><text:bookmark text:name="_Toc167886492"/><text:span text:style-name="T9">3</text:span><text:span text:style-name="T5"><text:tab/></text:span><text:span text:style-name="T9">Project Management</text:span><text:bookmark-end text:name="__RefHeading__1237_351724711"/></text:h>
      <text:h text:style-name="Heading_20_2" text:outline-level="2"><text:bookmark-start text:name="__RefHeading__1239_351724711"/><text:bookmark text:name="_Toc167886493"/><text:span text:style-name="T9">3.1</text:span><text:span text:style-name="T5"><text:tab/></text:span><text:span text:style-name="T9">Test Deliverables</text:span><text:bookmark-end text:name="__RefHeading__1239_351724711"/></text:h>
      <text:p text:style-name="Text_20_body"><text:bookmark-start text:name="__RefHeading__1241_351724711"/>The deliverables from the test process, including report logs, incident reports, and summary reports. Printouts from ATMEL Studio and videos of prototype will be delivered <text:span text:style-name="T45">as well</text:span>. <text:bookmark-end text:name="__RefHeading__1241_351724711"/></text:p>
      <table:table table:name="Table2" table:style-name="Table2">
        <table:table-column table:style-name="Table2.A" table:number-columns-repeated="5"/>
        <table:table-row>
          <table:table-cell table:style-name="Table2.A1" office:value-type="string">
            <text:p text:style-name="Text_20_body"><text:bookmark-start text:name="__RefHeading__2344_351724711"/>Deliverable<text:bookmark-end text:name="__RefHeading__2344_351724711"/></text:p>
          </table:table-cell>
          <table:table-cell table:style-name="Table2.B1" office:value-type="string">
            <text:p text:style-name="Text_20_body"><text:bookmark-start text:name="__RefHeading__2346_351724711"/>Role<text:bookmark-end text:name="__RefHeading__2346_351724711"/></text:p>
          </table:table-cell>
          <table:table-cell table:style-name="Table2.B1" office:value-type="string">
            <text:p text:style-name="Text_20_body"><text:bookmark-start text:name="__RefHeading__2348_351724711"/>Responsibility<text:bookmark-end text:name="__RefHeading__2348_351724711"/></text:p>
          </table:table-cell>
          <table:table-cell table:style-name="Table2.B1" office:value-type="string">
            <text:p text:style-name="Text_20_body"><text:bookmark-start text:name="__RefHeading__2350_351724711"/>Start Date<text:bookmark-end text:name="__RefHeading__2350_351724711"/></text:p>
          </table:table-cell>
          <table:table-cell table:style-name="Table2.B1" office:value-type="string">
            <text:p text:style-name="Text_20_body"><text:bookmark-start text:name="__RefHeading__2352_351724711"/>End Date<text:bookmark-end text:name="__RefHeading__2352_351724711"/></text:p>
          </table:table-cell>
        </table:table-row>
        <table:table-row>
          <table:table-cell table:style-name="Table2.A2" office:value-type="string">
            <text:p text:style-name="Text_20_body"><text:bookmark-start text:name="__RefHeading__2354_351724711"/>Output Files created.<text:bookmark-end text:name="__RefHeading__2354_351724711"/></text:p>
          </table:table-cell>
          <table:table-cell table:style-name="Table2.B2" office:value-type="string">
            <text:p text:style-name="Text_20_body"><text:bookmark-start text:name="__RefHeading__2356_351724711"/>To be able to show the functionality of the PCB components. <text:bookmark-end text:name="__RefHeading__2356_351724711"/></text:p>
          </table:table-cell>
          <table:table-cell table:style-name="Table2.B2" office:value-type="string">
            <text:p text:style-name="Text_20_body"><text:bookmark-start text:name="__RefHeading__2358_351724711"/>Proves the requirements are implemented for blinking Frisbee PCB. <text:bookmark-end text:name="__RefHeading__2358_351724711"/></text:p>
          </table:table-cell>
          <table:table-cell table:style-name="Table2.B2" office:value-type="string">
            <text:p text:style-name="Text_20_body"><text:bookmark-start text:name="__RefHeading__2360_351724711"/>11/26/2012<text:bookmark-end text:name="__RefHeading__2360_351724711"/></text:p>
          </table:table-cell>
          <table:table-cell table:style-name="Table2.B2" office:value-type="string">
            <text:p text:style-name="Text_20_body"><text:bookmark-start text:name="__RefHeading__2362_351724711"/>12/05/2012<text:bookmark-end text:name="__RefHeading__2362_351724711"/></text:p>
          </table:table-cell>
        </table:table-row>
        <table:table-row>
          <table:table-cell table:style-name="Table2.A2" office:value-type="string">
            <text:p text:style-name="Text_20_body"><text:bookmark-start text:name="__RefHeading__2364_351724711"/>Videos<text:bookmark-end text:name="__RefHeading__2364_351724711"/></text:p>
          </table:table-cell>
          <table:table-cell table:style-name="Table2.B2" office:value-type="string">
            <text:p text:style-name="Text_20_body"><text:bookmark-start text:name="__RefHeading__2366_351724711"/>To be able to show components of PCB in action<text:bookmark-end text:name="__RefHeading__2366_351724711"/></text:p>
          </table:table-cell>
          <table:table-cell table:style-name="Table2.B2" office:value-type="string">
            <text:p text:style-name="Text_20_body"><text:bookmark-start text:name="__RefHeading__2368_351724711"/>Show blinking Frisbee PCB and LEDs responds to sensory input.<text:bookmark-end text:name="__RefHeading__2368_351724711"/></text:p>
          </table:table-cell>
          <table:table-cell table:style-name="Table2.B2" office:value-type="string">
            <text:p text:style-name="Text_20_body"><text:bookmark-start text:name="__RefHeading__2370_351724711"/>11/26/2012<text:bookmark-end text:name="__RefHeading__2370_351724711"/></text:p>
          </table:table-cell>
          <table:table-cell table:style-name="Table2.B2" office:value-type="string">
            <text:p text:style-name="Text_20_body"><text:bookmark-start text:name="__RefHeading__2372_351724711"/>12/05/2012<text:bookmark-end text:name="__RefHeading__2372_351724711"/></text:p>
          </table:table-cell>
        </table:table-row>
      </table:table>
      <text:p text:style-name="Text_20_body"><text:bookmark-start text:name="__RefHeading__1245_351724711"/><text:bookmark text:name="_Toc140940545"/><text:span text:style-name="T9">Table 1</text:span> — <text:span text:style-name="T9">Test Deliverables</text:span><text:bookmark-end text:name="__RefHeading__1245_351724711"/></text:p>
      <text:h text:style-name="Heading_20_2" text:outline-level="2"><text:bookmark-start text:name="__RefHeading__1247_351724711"/><text:bookmark text:name="_Toc167886494"/><text:bookmark text:name="_Toc66180186"/><text:bookmark text:name="_Toc66167285"/><text:span text:style-name="T9">3.2</text:span><text:span text:style-name="T5"><text:tab/></text:span><text:span text:style-name="T9">Constraints</text:span><text:bookmark-end text:name="__RefHeading__1247_351724711"/></text:h>
      <text:p text:style-name="Text_20_body"><text:bookmark-start text:name="__RefHeading__1249_351724711"/><text:bookmark text:name="_Toc65645090"/><text:bookmark text:name="_Toc1202572"/><text:bookmark text:name="_Toc153366"/><text:span text:style-name="T11"><text:line-break/></text:span><text:span text:style-name="T12">This project is </text:span><text:span text:style-name="T12">a blinking Frisbee prototype that responds to angular acceleration and velocity</text:span><text:span text:style-name="T12">. </text:span><text:span text:style-name="T12">The prototype is designed as a practicum project for ECE411 which is a requirement for a BS in Computer Engineering at Portland State University.</text:span><text:span text:style-name="T12"> This </text:span><text:span text:style-name="T12">is a </text:span><text:span text:style-name="T12">prototype </text:span><text:span text:style-name="T12">only </text:span><text:span text:style-name="T12">and there are no plans to </text:span><text:span text:style-name="T12">market the Frisbee</text:span><text:span text:style-name="T12">. </text:span><text:bookmark-end text:name="__RefHeading__1249_351724711"/></text:p>
      <text:p text:style-name="Text_20_body"/>
      <text:h text:style-name="Heading_20_2" text:outline-level="2"><text:bookmark-start text:name="__RefHeading__1251_351724711"/><text:bookmark text:name="_Toc167886495"/><text:bookmark text:name="_Toc66180187"/><text:bookmark text:name="_Toc66167286"/><text:bookmark text:name="_Toc65665548"/><text:soft-page-break/><text:span text:style-name="T9">3.3</text:span><text:span text:style-name="T5"><text:tab/></text:span><text:span text:style-name="T9">Issues</text:span><text:bookmark-end text:name="__RefHeading__1251_351724711"/></text:h>
      <text:p text:style-name="Text_20_body"><text:bookmark-start text:name="__RefHeading__1253_351724711"/>Below are the issues that may affect the development and operation of the test plan, e.g. communications, security, training.<text:bookmark-end text:name="__RefHeading__1253_351724711"/></text:p>
      <table:table table:name="Table3" table:style-name="Table3">
        <table:table-column table:style-name="Table3.A"/>
        <table:table-column table:style-name="Table3.B"/>
        <table:table-column table:style-name="Table3.C"/>
        <table:table-row>
          <table:table-cell table:style-name="Table3.A1" office:value-type="string">
            <text:p text:style-name="Text_20_body"><text:bookmark-start text:name="__RefHeading__2384_351724711"/>Ref<text:bookmark-end text:name="__RefHeading__2384_351724711"/></text:p>
          </table:table-cell>
          <table:table-cell table:style-name="Table3.B1" office:value-type="string">
            <text:p text:style-name="Text_20_body"><text:bookmark-start text:name="__RefHeading__2386_351724711"/>Issue<text:bookmark-end text:name="__RefHeading__2386_351724711"/></text:p>
          </table:table-cell>
          <table:table-cell table:style-name="Table3.B1" office:value-type="string">
            <text:p text:style-name="Text_20_body"><text:bookmark-start text:name="__RefHeading__2388_351724711"/>Action<text:bookmark-end text:name="__RefHeading__2388_351724711"/></text:p>
          </table:table-cell>
        </table:table-row>
        <table:table-row>
          <table:table-cell table:style-name="Table3.A2" office:value-type="string">
            <text:p text:style-name="P22"><text:bookmark-start text:name="__RefHeading__2390_351724711"/>1<text:bookmark-end text:name="__RefHeading__2390_351724711"/></text:p>
          </table:table-cell>
          <table:table-cell table:style-name="Table3.B2" office:value-type="string">
            <text:p text:style-name="Text_20_body"><text:bookmark-start text:name="__RefHeading__2392_351724711"/>Testing Group needs to be trained to use additional hardware.<text:bookmark-end text:name="__RefHeading__2392_351724711"/></text:p>
          </table:table-cell>
          <table:table-cell table:style-name="Table3.B2" office:value-type="string">
            <text:p text:style-name="Text_20_body"><text:bookmark-start text:name="__RefHeading__2394_351724711"/>Testing group will run through tutorial and review training videos provided by ATMEL.<text:bookmark-end text:name="__RefHeading__2394_351724711"/></text:p>
          </table:table-cell>
        </table:table-row>
        <table:table-row>
          <table:table-cell table:style-name="Table3.A2" office:value-type="string">
            <text:p text:style-name="P22"><text:bookmark-start text:name="__RefHeading__2396_351724711"/>2<text:bookmark-end text:name="__RefHeading__2396_351724711"/></text:p>
          </table:table-cell>
          <table:table-cell table:style-name="Table3.B2" office:value-type="string">
            <text:p text:style-name="Text_20_body"><text:bookmark-start text:name="__RefHeading__2398_351724711"/>Testing Group needs to be trained to use additional software.<text:bookmark-end text:name="__RefHeading__2398_351724711"/></text:p>
          </table:table-cell>
          <table:table-cell table:style-name="Table3.B2" office:value-type="string">
            <text:p text:style-name="Text_20_body">Testing group will run through tutorial and review training videos provided by ATMEL.</text:p>
          </table:table-cell>
        </table:table-row>
      </table:table>
      <text:p text:style-name="Text_20_body"><text:bookmark-start text:name="__RefHeading__1255_351724711"/>Table 2 — Issues<text:bookmark-end text:name="__RefHeading__1255_351724711"/></text:p>
      <text:h text:style-name="Heading_20_2" text:outline-level="2"><text:bookmark-start text:name="__RefHeading__1261_351724711"/><text:bookmark text:name="_Toc167886496"/><text:bookmark text:name="_Toc66180188"/><text:bookmark text:name="_Toc66167287"/><text:bookmark text:name="_Toc65665549"/><text:span text:style-name="T9">3.4</text:span><text:span text:style-name="T5"><text:tab/></text:span><text:span text:style-name="T9">Assumptions</text:span><text:bookmark-end text:name="__RefHeading__1261_351724711"/></text:h>
      <text:p text:style-name="Text_20_body"><text:bookmark-start text:name="__RefHeading__1265_351724711"/>All assumptions regarding the test plan are below.<text:bookmark-end text:name="__RefHeading__1265_351724711"/></text:p>
      <table:table table:name="Table4" table:style-name="Table4">
        <table:table-column table:style-name="Table4.A"/>
        <table:table-column table:style-name="Table4.B"/>
        <table:table-column table:style-name="Table4.C"/>
        <table:table-row>
          <table:table-cell table:style-name="Table4.A1" office:value-type="string">
            <text:p text:style-name="Text_20_body"><text:bookmark-start text:name="__RefHeading__2404_351724711"/>Ref<text:bookmark-end text:name="__RefHeading__2404_351724711"/></text:p>
          </table:table-cell>
          <table:table-cell table:style-name="Table4.B1" office:value-type="string">
            <text:p text:style-name="Text_20_body"><text:bookmark-start text:name="__RefHeading__2406_351724711"/>Assumption<text:bookmark-end text:name="__RefHeading__2406_351724711"/></text:p>
          </table:table-cell>
          <table:table-cell table:style-name="Table4.B1" office:value-type="string">
            <text:p text:style-name="Text_20_body"><text:bookmark-start text:name="__RefHeading__2408_351724711"/>Impact<text:bookmark-end text:name="__RefHeading__2408_351724711"/></text:p>
          </table:table-cell>
        </table:table-row>
        <table:table-row>
          <table:table-cell table:style-name="Table4.A2" office:value-type="string">
            <text:p text:style-name="P22"><text:bookmark-start text:name="__RefHeading__2412_351724711"/>1<text:bookmark-end text:name="__RefHeading__2412_351724711"/></text:p>
          </table:table-cell>
          <table:table-cell table:style-name="Table4.B2" office:value-type="string">
            <text:p text:style-name="Text_20_body"><text:bookmark-start text:name="__RefHeading__2414_351724711"/>Windows XP, VISTA, or 7 installed on PC.<text:bookmark-end text:name="__RefHeading__2414_351724711"/></text:p>
          </table:table-cell>
          <table:table-cell table:style-name="Table4.B2" office:value-type="string">
            <text:p text:style-name="Text_20_body"><text:bookmark-start text:name="__RefHeading__2416_351724711"/>To be able to run additional software required to run test cases.<text:bookmark-end text:name="__RefHeading__2416_351724711"/></text:p>
          </table:table-cell>
        </table:table-row>
        <table:table-row>
          <table:table-cell table:style-name="Table4.A2" office:value-type="string">
            <text:p text:style-name="P22"><text:bookmark-start text:name="__RefHeading__2420_351724711"/>2<text:bookmark-end text:name="__RefHeading__2420_351724711"/></text:p>
          </table:table-cell>
          <table:table-cell table:style-name="Table4.B2" office:value-type="string">
            <text:p text:style-name="Text_20_body"><text:bookmark-start text:name="__RefHeading__2422_351724711"/>AVR Studio 6 is installed.<text:bookmark-end text:name="__RefHeading__2422_351724711"/></text:p>
          </table:table-cell>
          <table:table-cell table:style-name="Table4.B2" office:value-type="string">
            <text:p text:style-name="Text_20_body"><text:bookmark-start text:name="__RefHeading__2424_351724711"/>To be able to test the test cases.<text:bookmark-end text:name="__RefHeading__2424_351724711"/></text:p>
          </table:table-cell>
        </table:table-row>
        <table:table-row>
          <table:table-cell table:style-name="Table4.A2" office:value-type="string">
            <text:p text:style-name="P22"><text:bookmark-start text:name="__RefHeading__2428_351724711"/>3<text:bookmark-end text:name="__RefHeading__2428_351724711"/></text:p>
          </table:table-cell>
          <table:table-cell table:style-name="Table4.B2" office:value-type="string">
            <text:p text:style-name="Text_20_body"><text:bookmark-start text:name="__RefHeading__2430_351724711"/>JTAGICE3 is connected to ISP on PCB and USB on PC prior to running AVR Studio 6.<text:bookmark-end text:name="__RefHeading__2430_351724711"/></text:p>
          </table:table-cell>
          <table:table-cell table:style-name="Table4.B2" office:value-type="string">
            <text:p text:style-name="Text_20_body"><text:bookmark-start text:name="__RefHeading__2432_351724711"/>For communication with micro controller and debugger to properly work, connections must be made prior to starting AVR Studio 6.<text:bookmark-end text:name="__RefHeading__2432_351724711"/></text:p>
          </table:table-cell>
        </table:table-row>
        <table:table-row>
          <table:table-cell table:style-name="Table4.A2" office:value-type="string">
            <text:p text:style-name="P22"><text:bookmark-start text:name="__RefHeading__2436_351724711"/>4<text:bookmark-end text:name="__RefHeading__2436_351724711"/></text:p>
          </table:table-cell>
          <table:table-cell table:style-name="Table4.B2" office:value-type="string">
            <text:p text:style-name="Text_20_body"><text:bookmark-start text:name="__RefHeading__2438_351724711"/>Power is supplied to PCB by other means than the ISP, debugger, or PC. <text:bookmark-end text:name="__RefHeading__2438_351724711"/></text:p>
          </table:table-cell>
          <table:table-cell table:style-name="Table4.B2" office:value-type="string">
            <text:p text:style-name="Text_20_body"><text:bookmark-start text:name="__RefHeading__2440_351724711"/>For AVR Studio 6 to communicate with micro controller, the PCB must have power supplied and power switch on.<text:bookmark-end text:name="__RefHeading__2440_351724711"/></text:p>
          </table:table-cell>
        </table:table-row>
      </table:table>
      <text:p text:style-name="Text_20_body"><text:bookmark-start text:name="__RefHeading__1267_351724711"/><text:bookmark text:name="_Toc850642"/><text:bookmark text:name="_Toc149804"/>Table 3 — Assumptions<text:bookmark-end text:name="__RefHeading__1267_351724711"/></text:p>
      <text:h text:style-name="Heading_20_2" text:outline-level="2"><text:bookmark-start text:name="__RefHeading__1273_351724711"/><text:bookmark text:name="_Toc167886497"/><text:bookmark text:name="_Toc66180189"/><text:bookmark text:name="_Toc66167288"/><text:bookmark text:name="_Toc65645091"/><text:span text:style-name="T9">3.5</text:span><text:span text:style-name="T5"><text:tab/></text:span><text:span text:style-name="T9">Dependencies</text:span><text:bookmark-end text:name="__RefHeading__1273_351724711"/></text:h>
      <text:p text:style-name="Text_20_body"><text:bookmark-start text:name="__RefHeading__1277_351724711"/>The main dependencies regarding the plan.<text:bookmark-end text:name="__RefHeading__1277_351724711"/></text:p>
      <table:table table:name="Table5" table:style-name="Table5">
        <table:table-column table:style-name="Table5.A"/>
        <table:table-column table:style-name="Table5.B"/>
        <table:table-column table:style-name="Table5.C"/>
        <table:table-row>
          <table:table-cell table:style-name="Table5.A1" office:value-type="string">
            <text:p text:style-name="Text_20_body"><text:bookmark-start text:name="__RefHeading__2458_351724711"/>Ref<text:bookmark-end text:name="__RefHeading__2458_351724711"/></text:p>
          </table:table-cell>
          <table:table-cell table:style-name="Table5.B1" office:value-type="string">
            <text:p text:style-name="Text_20_body"><text:bookmark-start text:name="__RefHeading__2460_351724711"/>Dependency<text:bookmark-end text:name="__RefHeading__2460_351724711"/></text:p>
          </table:table-cell>
          <table:table-cell table:style-name="Table5.B1" office:value-type="string">
            <text:p text:style-name="Text_20_body"><text:bookmark-start text:name="__RefHeading__2462_351724711"/>Action<text:bookmark-end text:name="__RefHeading__2462_351724711"/></text:p>
          </table:table-cell>
        </table:table-row>
        <table:table-row>
          <table:table-cell table:style-name="Table5.A2" office:value-type="string">
            <text:p text:style-name="P22"><text:bookmark-start text:name="__RefHeading__2464_351724711"/>1<text:bookmark-end text:name="__RefHeading__2464_351724711"/></text:p>
          </table:table-cell>
          <table:table-cell table:style-name="Table5.B2" office:value-type="string">
            <text:p text:style-name="Text_20_body"><text:bookmark-start text:name="__RefHeading__2466_351724711"/>Debugger link with micro controller.<text:bookmark-end text:name="__RefHeading__2466_351724711"/></text:p>
          </table:table-cell>
          <table:table-cell table:style-name="Table5.B2" office:value-type="string">
            <text:p text:style-name="Text_20_body"><text:bookmark-start text:name="__RefHeading__2468_351724711"/>Debugger must be connected to ISP and PC prior to opening AVR Studio 6.0. <text:bookmark-end text:name="__RefHeading__2468_351724711"/></text:p>
          </table:table-cell>
        </table:table-row>
        <table:table-row>
          <table:table-cell table:style-name="Table5.A2" office:value-type="string">
            <text:p text:style-name="P22"><text:bookmark-start text:name="__RefHeading__2470_351724711"/>2<text:bookmark-end text:name="__RefHeading__2470_351724711"/></text:p>
          </table:table-cell>
          <table:table-cell table:style-name="Table5.B2" office:value-type="string">
            <text:p text:style-name="Text_20_body"><text:bookmark-start text:name="__RefHeading__2472_351724711"/>AVR Studio 6.0 is able to communicate with ISP.<text:bookmark-end text:name="__RefHeading__2472_351724711"/></text:p>
          </table:table-cell>
          <table:table-cell table:style-name="Table5.B2" office:value-type="string">
            <text:p text:style-name="Text_20_body"><text:bookmark-start text:name="__RefHeading__2474_351724711"/>Power is supplied to micro controller from external source prior to starting AVR Studio 6.0.<text:bookmark-end text:name="__RefHeading__2474_351724711"/></text:p>
          </table:table-cell>
        </table:table-row>
      </table:table>
      <text:p text:style-name="Text_20_body"><text:bookmark-start text:name="__RefHeading__1279_351724711"/><text:soft-page-break/>Table 4 — Dependencies<text:bookmark-end text:name="__RefHeading__1279_351724711"/></text:p>
      <text:h text:style-name="Heading_20_1" text:outline-level="1"><text:bookmark-start text:name="__RefHeading__1281_351724711"/><text:bookmark text:name="_Toc167886498"/><text:span text:style-name="T9">4</text:span><text:span text:style-name="T5"><text:tab/></text:span><text:span text:style-name="T9">Environmental Requirements</text:span><text:bookmark-end text:name="__RefHeading__1281_351724711"/></text:h>
      <text:p text:style-name="Text_20_body">The testing environment will mirror the developmental environment when possible. The test environment will be in a Windows environment only. Some software development was done in a Linux environment but in order to limit the training and time constraints for group members, only Windows environment will be used. A more exhaustive testing procedure in a Linux environment will be conducted at a later date. Below are the hardware and software requirements for the test environment. </text:p>
      <text:h text:style-name="Heading_20_2" text:outline-level="2"><text:bookmark-start text:name="__RefHeading__1287_351724711"/><text:span text:style-name="T9">4.1</text:span><text:bookmark text:name="_Toc167886499"/><text:span text:style-name="T5"><text:tab/></text:span><text:span text:style-name="T9">Hardware</text:span><text:bookmark-end text:name="__RefHeading__1287_351724711"/></text:h>
      <text:p text:style-name="Text_20_body"><text:bookmark-start text:name="__RefHeading__1289_351724711"/>The hardware requirements for testing activities are:<text:bookmark-end text:name="__RefHeading__1289_351724711"/></text:p>
      <table:table table:name="Table6" table:style-name="Table6">
        <table:table-column table:style-name="Table6.A"/>
        <table:table-column table:style-name="Table6.B"/>
        <table:table-column table:style-name="Table6.C"/>
        <table:table-row>
          <table:table-cell table:style-name="Table6.A1" office:value-type="string">
            <text:p text:style-name="Text_20_body"><text:bookmark-start text:name="__RefHeading__2482_351724711"/>Ref<text:bookmark-end text:name="__RefHeading__2482_351724711"/></text:p>
          </table:table-cell>
          <table:table-cell table:style-name="Table6.B1" office:value-type="string">
            <text:p text:style-name="Text_20_body"><text:bookmark-start text:name="__RefHeading__2484_351724711"/>Hardware<text:bookmark-end text:name="__RefHeading__2484_351724711"/></text:p>
          </table:table-cell>
          <table:table-cell table:style-name="Table6.B1" office:value-type="string">
            <text:p text:style-name="Text_20_body"><text:bookmark-start text:name="__RefHeading__2486_351724711"/>Purpose<text:bookmark-end text:name="__RefHeading__2486_351724711"/></text:p>
          </table:table-cell>
        </table:table-row>
        <table:table-row>
          <table:table-cell table:style-name="Table6.A2" office:value-type="string">
            <text:p text:style-name="Text_20_body"><text:bookmark-start text:name="__RefHeading__2488_351724711"/>1. <text:bookmark-end text:name="__RefHeading__2488_351724711"/></text:p>
          </table:table-cell>
          <table:table-cell table:style-name="Table6.B2" office:value-type="string">
            <text:p text:style-name="Text_20_body"><text:bookmark-start text:name="__RefHeading__2490_351724711"/>Any PC with a Universal Serial Bus 2.0/3.0<text:bookmark-end text:name="__RefHeading__2490_351724711"/></text:p>
          </table:table-cell>
          <table:table-cell table:style-name="Table6.B2" office:value-type="string">
            <text:p text:style-name="Text_20_body"><text:bookmark-start text:name="__RefHeading__2492_351724711"/>To be able to connect debugger to prototype PCB<text:bookmark-end text:name="__RefHeading__2492_351724711"/></text:p>
          </table:table-cell>
        </table:table-row>
        <table:table-row>
          <table:table-cell table:style-name="Table6.A2" office:value-type="string">
            <text:p text:style-name="Text_20_body"><text:bookmark-start text:name="__RefHeading__2494_351724711"/>2. <text:bookmark-end text:name="__RefHeading__2494_351724711"/></text:p>
          </table:table-cell>
          <table:table-cell table:style-name="Table6.B2" office:value-type="string">
            <text:p text:style-name="Text_20_body"><text:bookmark-start text:name="__RefHeading__2496_351724711"/>AVR JTAGICE3 debugger<text:bookmark-end text:name="__RefHeading__2496_351724711"/></text:p>
          </table:table-cell>
          <table:table-cell table:style-name="Table6.B2" office:value-type="string">
            <text:p text:style-name="Text_20_body"><text:bookmark-start text:name="__RefHeading__2498_351724711"/>To be able to connect prototype PCB to PC <text:bookmark-end text:name="__RefHeading__2498_351724711"/></text:p>
          </table:table-cell>
        </table:table-row>
      </table:table>
      <text:p text:style-name="Text_20_body"><text:bookmark-start text:name="__RefHeading__1291_351724711"/>Table 5 — Hardware<text:bookmark-end text:name="__RefHeading__1291_351724711"/></text:p>
      <text:h text:style-name="Heading_20_2" text:outline-level="2"><text:bookmark-start text:name="__RefHeading__1293_351724711"/><text:bookmark text:name="_Toc167886500"/><text:span text:style-name="T9">4.2</text:span><text:span text:style-name="T5"><text:tab/></text:span><text:span text:style-name="T9">Software</text:span><text:bookmark-end text:name="__RefHeading__1293_351724711"/></text:h>
      <text:p text:style-name="Text_20_body"><text:bookmark-start text:name="__RefHeading__1295_351724711"/>The software requirements for testing activities are:<text:bookmark-end text:name="__RefHeading__1295_351724711"/></text:p>
      <table:table table:name="Table7" table:style-name="Table7">
        <table:table-column table:style-name="Table7.A"/>
        <table:table-column table:style-name="Table7.B"/>
        <table:table-column table:style-name="Table7.C"/>
        <table:table-row>
          <table:table-cell table:style-name="Table7.A1" office:value-type="string">
            <text:p text:style-name="Text_20_body"><text:bookmark-start text:name="__RefHeading__2500_351724711"/>Ref<text:bookmark-end text:name="__RefHeading__2500_351724711"/></text:p>
          </table:table-cell>
          <table:table-cell table:style-name="Table7.B1" office:value-type="string">
            <text:p text:style-name="Text_20_body"><text:bookmark-start text:name="__RefHeading__2502_351724711"/>Software<text:bookmark-end text:name="__RefHeading__2502_351724711"/></text:p>
          </table:table-cell>
          <table:table-cell table:style-name="Table7.B1" office:value-type="string">
            <text:p text:style-name="Text_20_body"><text:bookmark-start text:name="__RefHeading__2504_351724711"/>Purpose<text:bookmark-end text:name="__RefHeading__2504_351724711"/></text:p>
          </table:table-cell>
        </table:table-row>
        <table:table-row>
          <table:table-cell table:style-name="Table7.A2" office:value-type="string">
            <text:p text:style-name="Text_20_body"><text:bookmark-start text:name="__RefHeading__2508_351724711"/>1. <text:bookmark-end text:name="__RefHeading__2508_351724711"/></text:p>
          </table:table-cell>
          <table:table-cell table:style-name="Table7.B2" office:value-type="string">
            <text:p text:style-name="Text_20_body"><text:bookmark-start text:name="__RefHeading__2510_351724711"/>Windows XP, Vista, 7 etc.<text:bookmark-end text:name="__RefHeading__2510_351724711"/></text:p>
          </table:table-cell>
          <table:table-cell table:style-name="Table7.B2" office:value-type="string">
            <text:p text:style-name="Text_20_body"><text:bookmark-start text:name="__RefHeading__2512_351724711"/>The test system environment is in a Windows operating systems<text:bookmark-end text:name="__RefHeading__2512_351724711"/></text:p>
          </table:table-cell>
        </table:table-row>
        <table:table-row>
          <table:table-cell table:style-name="Table7.A2" office:value-type="string">
            <text:p text:style-name="Text_20_body"><text:bookmark-start text:name="__RefHeading__2516_351724711"/>2.<text:bookmark-end text:name="__RefHeading__2516_351724711"/></text:p>
          </table:table-cell>
          <table:table-cell table:style-name="Table7.B2" office:value-type="string">
            <text:p text:style-name="Text_20_body"><text:bookmark-start text:name="__RefHeading__2518_351724711"/>ATMEL Studio 6.0<text:bookmark-end text:name="__RefHeading__2518_351724711"/></text:p>
          </table:table-cell>
          <table:table-cell table:style-name="Table7.B2" office:value-type="string">
            <text:p text:style-name="Text_20_body"><text:bookmark-start text:name="__RefHeading__2520_351724711"/>To be able to debug prototype<text:bookmark-end text:name="__RefHeading__2520_351724711"/></text:p>
          </table:table-cell>
        </table:table-row>
      </table:table>
      <text:p text:style-name="Text_20_body"><text:bookmark-start text:name="__RefHeading__1297_351724711"/>Table 6 — Software<text:bookmark-end text:name="__RefHeading__1297_351724711"/></text:p>
      <text:h text:style-name="Heading_20_1" text:outline-level="1"><text:bookmark-start text:name="__RefHeading__1305_351724711"/><text:bookmark text:name="_Toc167886501"/><text:span text:style-name="T9">5</text:span><text:span text:style-name="T5"><text:tab/></text:span><text:span text:style-name="T9">Plan Approvals</text:span><text:bookmark-end text:name="__RefHeading__1305_351724711"/></text:h>
      <text:p text:style-name="Text_20_body"><text:bookmark-start text:name="__RefHeading__1307_351724711"/>This test plan will be approved by Operation Awesome. <text:bookmark-end text:name="__RefHeading__1307_351724711"/></text:p>
      <text:h text:style-name="Heading_20_2" text:outline-level="2"><text:bookmark-start text:name="__RefHeading__1311_351724711"/><text:bookmark text:name="_Toc167886502"/><text:bookmark text:name="_Toc66180192"/><text:span text:style-name="T9">5.1</text:span><text:span text:style-name="T5"><text:tab/></text:span><text:span text:style-name="T9">Sign-Off Criteria</text:span><text:bookmark-end text:name="__RefHeading__1311_351724711"/></text:h>
      <text:p text:style-name="Text_20_body"><text:bookmark-start text:name="__RefHeading__1313_351724711"/>Below are the individuals authorized to sign off the plan. <text:bookmark-end text:name="__RefHeading__1313_351724711"/></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ext_20_body"><text:bookmark-start text:name="__RefHeading__2548_351724711"/>Name<text:bookmark-end text:name="__RefHeading__2548_351724711"/></text:p>
          </table:table-cell>
          <table:table-cell table:style-name="Table8.B1" office:value-type="string">
            <text:p text:style-name="Text_20_body"><text:bookmark-start text:name="__RefHeading__2550_351724711"/>Role<text:bookmark-end text:name="__RefHeading__2550_351724711"/></text:p>
          </table:table-cell>
          <table:table-cell table:style-name="Table8.B1" office:value-type="string">
            <text:p text:style-name="Text_20_body"><text:bookmark-start text:name="__RefHeading__2552_351724711"/>Signature<text:bookmark-end text:name="__RefHeading__2552_351724711"/></text:p>
          </table:table-cell>
          <table:table-cell table:style-name="Table8.B1" office:value-type="string">
            <text:p text:style-name="Text_20_body"><text:bookmark-start text:name="__RefHeading__2554_351724711"/>Date<text:bookmark-end text:name="__RefHeading__2554_351724711"/></text:p>
          </table:table-cell>
        </table:table-row>
        <table:table-row>
          <table:table-cell table:style-name="Table8.A2" office:value-type="string">
            <text:p text:style-name="Text_20_body"><text:bookmark-start text:name="__RefHeading__2556_351724711"/>Matthew Branstetter<text:bookmark-end text:name="__RefHeading__2556_351724711"/></text:p>
          </table:table-cell>
          <table:table-cell table:style-name="Table8.B2" office:value-type="string">
            <text:p text:style-name="Text_20_body"><text:bookmark-start text:name="__RefHeading__2558_351724711"/>PSU student<text:bookmark-end text:name="__RefHeading__2558_351724711"/></text:p>
          </table:table-cell>
          <table:table-cell table:style-name="Table8.B2" office:value-type="string">
            <text:p text:style-name="Text_20_body"><text:bookmark-start text:name="__RefHeading__2560_351724711"/> <text:bookmark-end text:name="__RefHeading__2560_351724711"/></text:p>
          </table:table-cell>
          <table:table-cell table:style-name="Table8.B2" office:value-type="string">
            <text:p text:style-name="Text_20_body"><text:bookmark-start text:name="__RefHeading__2562_351724711"/>12/05/2012<text:bookmark-end text:name="__RefHeading__2562_351724711"/></text:p>
          </table:table-cell>
        </table:table-row>
        <table:table-row>
          <table:table-cell table:style-name="Table8.A2" office:value-type="string">
            <text:p text:style-name="Text_20_body"><text:bookmark-start text:name="__RefHeading__2564_351724711"/>Vernon Jones<text:bookmark-end text:name="__RefHeading__2564_351724711"/></text:p>
          </table:table-cell>
          <table:table-cell table:style-name="Table8.B2" office:value-type="string">
            <text:p text:style-name="Text_20_body">PSU student</text:p>
          </table:table-cell>
          <table:table-cell table:style-name="Table8.B2" office:value-type="string">
            <text:p text:style-name="Text_20_body"> </text:p>
          </table:table-cell>
          <table:table-cell table:style-name="Table8.B2" office:value-type="string">
            <text:p text:style-name="Text_20_body">12/05/2012<text:soft-page-break/></text:p>
          </table:table-cell>
        </table:table-row>
        <table:table-row>
          <table:table-cell table:style-name="Table8.A2" office:value-type="string">
            <text:p text:style-name="Text_20_body">Yusuf Qedan</text:p>
          </table:table-cell>
          <table:table-cell table:style-name="Table8.B2" office:value-type="string">
            <text:p text:style-name="Text_20_body">PSU student</text:p>
          </table:table-cell>
          <table:table-cell table:style-name="Table8.B2" office:value-type="string">
            <text:p text:style-name="Text_20_body"> </text:p>
          </table:table-cell>
          <table:table-cell table:style-name="Table8.B2" office:value-type="string">
            <text:p text:style-name="Text_20_body">12/05/2012</text:p>
          </table:table-cell>
        </table:table-row>
        <table:table-row>
          <table:table-cell table:style-name="Table8.A2" office:value-type="string">
            <text:p text:style-name="Text_20_body">Tyler Tricker</text:p>
          </table:table-cell>
          <table:table-cell table:style-name="Table8.B2" office:value-type="string">
            <text:p text:style-name="Text_20_body">PSU student</text:p>
          </table:table-cell>
          <table:table-cell table:style-name="Table8.B2" office:value-type="string">
            <text:p text:style-name="Text_20_body"> </text:p>
          </table:table-cell>
          <table:table-cell table:style-name="Table8.B2" office:value-type="string">
            <text:p text:style-name="Text_20_body">12/05/2012</text:p>
          </table:table-cell>
        </table:table-row>
        <table:table-row>
          <table:table-cell table:style-name="Table8.A2" office:value-type="string">
            <text:p text:style-name="Text_20_body">Prof. Mark Faust</text:p>
          </table:table-cell>
          <table:table-cell table:style-name="Table8.B2" office:value-type="string">
            <text:p text:style-name="Text_20_body">Portland State University</text:p>
          </table:table-cell>
          <table:table-cell table:style-name="Table8.B2" office:value-type="string">
            <text:p text:style-name="Text_20_body"> </text:p>
          </table:table-cell>
          <table:table-cell table:style-name="Table8.B2" office:value-type="string">
            <text:p text:style-name="Text_20_body">12/05/2012</text:p>
          </table:table-cell>
        </table:table-row>
      </table:table>
      <text:p text:style-name="Text_20_body"><text:bookmark-start text:name="__RefHeading__1315_351724711"/>Table 7 — Sign-off Criteria<text:bookmark-end text:name="__RefHeading__1315_351724711"/></text:p>
      <text:h text:style-name="Heading_20_1" text:outline-level="1"><text:bookmark-start text:name="__RefHeading__1321_351724711"/><text:bookmark text:name="_Toc167886503"/><text:bookmark text:name="_Test_Plan/Test_Results"/>6<text:span text:style-name="T4"><text:tab/></text:span>Test Plan/Test Results for Blinking <text:tab/>Frisbee<text:bookmark-end text:name="__RefHeading__1321_351724711"/></text:h>
      <text:p text:style-name="Text_20_body"><text:bookmark-start text:name="__RefHeading__1323_351724711"/>This document first revised in 25 November 2012.<text:bookmark-end text:name="__RefHeading__1323_351724711"/></text:p>
      <text:h text:style-name="P50" text:outline-level="2"/>
      <text:h text:style-name="P71" text:outline-level="2"><text:bookmark-start text:name="__RefHeading__1776_1192696925"/><text:bookmark text:name="_Toc167886504"/><text:span text:style-name="T27">6.1</text:span><text:span text:style-name="T6"><text:tab/></text:span><text:span text:style-name="T27">Test Case Number:<text:tab/>1</text:span><text:bookmark-end text:name="__RefHeading__1776_1192696925"/></text:h>
      <text:p text:style-name="P65"><text:span text:style-name="T32">Requirements Tested: Voltage Regulator, Power, pin connections</text:span></text:p>
      <text:p text:style-name="P65"><text:span text:style-name="T32">Steps:</text:span></text:p>
      <text:p text:style-name="P65"><text:span text:style-name="T32">1- Check power and ground lines for shorts</text:span></text:p>
      <text:p text:style-name="P65"><text:span text:style-name="T32">2- Check ground and 3V3 lines for shorts</text:span></text:p>
      <text:p text:style-name="P65"><text:span text:style-name="T32">3- check power and 3V3 lines for shorts</text:span></text:p>
      <text:p text:style-name="P62"><text:span text:style-name="T10">Expected Results</text:span><text:span text:style-name="T12">:</text:span></text:p>
      <text:p text:style-name="P65"><text:span text:style-name="T33">If the lines aren't shorted, power can be safely applied to the board.</text:span></text:p>
      <text:p text:style-name="P65"><text:span text:style-name="T33">Actual Results: Passed</text:span></text:p>
      <text:p text:style-name="P65"><text:span text:style-name="T33">Pass / Fail Criteria:<text:tab/>If the Actual Results exactly matches the Expected Results, then test case 1 is passed. Any deviation from the Expected Results is a failure for test case 1.</text:span></text:p>
      <text:p text:style-name="P64"><text:span text:style-name="T30">6.2<text:tab/>Test Case Number:<text:tab/>2</text:span></text:p>
      <text:p text:style-name="P23"><text:bookmark-start text:name="__RefHeading__1331_351724711"/>Requirements Tested: Micro controller, voltage regulator, <text:span text:style-name="T47">and LED circuitry</text:span><text:bookmark-end text:name="__RefHeading__1331_351724711"/></text:p>
      <text:p text:style-name="Text_20_body"><text:span text:style-name="T10">Steps</text:span><text:span text:style-name="T12">:</text:span></text:p>
      <text:p text:style-name="P24">1- Connect JTAGICE3 debugger to ISP connection on blinking Frisbee PCB and PC USB connection. </text:p>
      <text:p text:style-name="P24">2- Turn on power switch on PCB.</text:p>
      <text:p text:style-name="P24">3- Start AVR Studio 6.0 on PC.</text:p>
      <text:p text:style-name="Text_20_body"><text:span text:style-name="T12">4- Select File, Open, Project/Solution, then select the </text:span><text:span text:style-name="T13">t</text:span><text:span text:style-name="T12">est</text:span><text:span text:style-name="T24">2</text:span><text:span text:style-name="T12"> project location.</text:span></text:p>
      <text:p text:style-name="Text_20_body"><text:span text:style-name="T12">5</text:span><text:span text:style-name="T12">- Once the test project is open, select Build and then Build Solution.</text:span></text:p>
      <text:p text:style-name="Text_20_body"><text:span text:style-name="T12">6</text:span><text:span text:style-name="T12">- Select Device Programming.</text:span></text:p>
      <text:p text:style-name="Text_20_body"><text:span text:style-name="T12">7</text:span><text:span text:style-name="T12">- Under Tool Select JTAGICE3, under Device select ATtiny461 and under Interface select ISP. </text:span><text:span text:style-name="T12">Click the Apply button.</text:span></text:p>
      <text:p text:style-name="P24">8- Click the Read button for Device Signature.</text:p>
      <text:p text:style-name="Text_20_body"><text:span text:style-name="T12">9</text:span><text:span text:style-name="T12">- Click the Read button for Target Voltage.</text:span></text:p>
      <text:p text:style-name="Text_20_body"><text:span text:style-name="T12">1</text:span><text:span text:style-name="T12">0</text:span><text:span text:style-name="T12">- Then select Memories, and click Program.</text:span></text:p>
      <text:p text:style-name="Text_20_body"><text:span text:style-name="T12">1</text:span><text:span text:style-name="T12">1</text:span><text:span text:style-name="T12">- Close dialog box.</text:span></text:p>
      <text:p text:style-name="P24">12- Select File, then Exit.</text:p>
      <text:p text:style-name="P28"><text:tab/>12.1 Disconnect Debugger from Frisbee</text:p>
      <text:p text:style-name="Text_20_body"><text:bookmark-start text:name="__RefHeading__1351_351724711"/><text:soft-page-break/><text:span text:style-name="T10">Input File Names</text:span><text:span text:style-name="T12">: </text:span><text:span text:style-name="T16">test</text:span><text:span text:style-name="T24">2</text:span><text:span text:style-name="T16">.c</text:span><text:bookmark-end text:name="__RefHeading__1351_351724711"/></text:p>
      <text:p text:style-name="Text_20_body"><text:bookmark-start text:name="__RefHeading__1353_351724711"/><text:span text:style-name="T10">Expected Results</text:span><text:span text:style-name="T12">:</text:span><text:bookmark-end text:name="__RefHeading__1353_351724711"/></text:p>
      <text:p text:style-name="Text_20_body"><text:span text:style-name="T12">5</text:span><text:span text:style-name="T12">- If </text:span><text:span text:style-name="T12">build succeeded with zero failed or skipped then the program is properly compiled and ready to program the micro controller.</text:span></text:p>
      <text:p text:style-name="Text_20_body"><text:span text:style-name="T12">7</text:span><text:span text:style-name="T12">- If the JTAGICE3 is recognized as an option not just Simulator, then debugger is properly connected to ISP connection on PCB and the ATtiny461 is properly powered up.</text:span></text:p>
      <text:p text:style-name="Text_20_body"><text:span text:style-name="T12">8</text:span><text:span text:style-name="T12">- If a Device Signature is read (for example </text:span><text:span text:style-name="T12">0x1E9208) then the micro controller is properly powered up, and necessary connections for the micro controller are correctly made to include the ISP connections. </text:span></text:p>
      <text:p text:style-name="Text_20_body"><text:span text:style-name="T12">9</text:span><text:span text:style-name="T12">- If the voltage reading is between 2.</text:span><text:span text:style-name="T12">7</text:span><text:span text:style-name="T12"> and </text:span><text:span text:style-name="T12">3.5, then the voltage regulator circuit and battery circuit is correct and batteries are at or near full charge.</text:span></text:p>
      <text:p text:style-name="P24">10- If no errors messages occur, then micro controller is properly programmed with the test<text:span text:style-name="T55">2</text:span>.c program and <text:span text:style-name="T41">one </text:span>LED should be lit.</text:p>
      <text:p text:style-name="Text_20_body"><text:bookmark-start text:name="__RefHeading__1367_351724711"/><text:span text:style-name="T10">Actual Results</text:span><text:span text:style-name="T12">: </text:span><text:span text:style-name="T17">Passed</text:span><text:bookmark-end text:name="__RefHeading__1367_351724711"/></text:p>
      <text:p text:style-name="Text_20_body"><text:bookmark-start text:name="__RefHeading__1383_351724711"/><text:span text:style-name="T10">Output File Names</text:span><text:span text:style-name="T12">:<text:tab/>none</text:span><text:bookmark-end text:name="__RefHeading__1383_351724711"/></text:p>
      <text:p text:style-name="Text_20_body"><text:span text:style-name="T10">Pass / Fail Criteria</text:span><text:span text:style-name="T12">:<text:tab/>If the Actual Results exactly matches the Expected Results, then test case </text:span><text:span text:style-name="T24">2</text:span><text:span text:style-name="T12"> is passed. Any deviation from the Expected Results is a failure for test case </text:span><text:span text:style-name="T23">2</text:span><text:span text:style-name="T12">.</text:span></text:p>
      <text:h text:style-name="P51" text:outline-level="2"><text:bookmark-start text:name="__RefHeading__1778_1192696925"/><text:bookmark text:name="_Toc167886505"/><text:span text:style-name="T27">6.2</text:span><text:span text:style-name="T6"><text:tab/></text:span><text:span text:style-name="T27">Test Case Number:<text:tab/></text:span><text:span text:style-name="T30">3</text:span><text:bookmark-end text:name="__RefHeading__1778_1192696925"/></text:h>
      <text:p text:style-name="P23"><text:bookmark-start text:name="__RefHeading__1331_3517247111"/>Requirements Tested: Counter and LED s<text:bookmark-end text:name="__RefHeading__1331_3517247111"/></text:p>
      <text:p text:style-name="Text_20_body"><text:span text:style-name="T10">Steps</text:span><text:span text:style-name="T12">:</text:span></text:p>
      <text:p text:style-name="P24">1- Connect JTAGICE3 debugger to ISP connection on blinking Frisbee PCB and PC USB connection. </text:p>
      <text:p text:style-name="P24">2- Turn on power switch on PCB.</text:p>
      <text:p text:style-name="P24">3- Start AVR Studio 6.0 on PC.</text:p>
      <text:p text:style-name="Text_20_body"><text:span text:style-name="T12">4- Select File, Open, Project/Solution, then select the </text:span><text:span text:style-name="T13">test2</text:span><text:span text:style-name="T12"> project location.</text:span></text:p>
      <text:p text:style-name="Text_20_body"><text:span text:style-name="T12">5- Once the </text:span><text:span text:style-name="T13">test</text:span><text:span text:style-name="T24">3</text:span><text:span text:style-name="T12"> project is open, select Build and then Build Solution.</text:span></text:p>
      <text:p text:style-name="Text_20_body"><text:span text:style-name="T12">6</text:span><text:span text:style-name="T12">- Select Device Programming.</text:span></text:p>
      <text:p text:style-name="P24">7- Under Tool Select JTAGICE3, under Device select ATtiny461 and under Interface select ISP. Click the Apply button.</text:p>
      <text:p text:style-name="P25">8- Click the Read button for Device Signature.</text:p>
      <text:p text:style-name="P25">9- Click the Read button for Target Voltage.</text:p>
      <text:p text:style-name="P25">10- Then select Memories, and click Program.</text:p>
      <text:p text:style-name="P24">11- Close dialog box.</text:p>
      <text:p text:style-name="P24">12- Select File, then Exit.</text:p>
      <text:p text:style-name="Text_20_body"><text:bookmark-start text:name="__RefHeading__1351_3517247111"/><text:span text:style-name="T10">Input File Names</text:span><text:span text:style-name="T12">: </text:span><text:span text:style-name="T16">test</text:span><text:span text:style-name="T24">3</text:span><text:span text:style-name="T16">.c</text:span><text:bookmark-end text:name="__RefHeading__1351_3517247111"/></text:p>
      <text:p text:style-name="Text_20_body"><text:bookmark-start text:name="__RefHeading__1353_3517247111"/><text:soft-page-break/><text:span text:style-name="T10">Expected Results</text:span><text:span text:style-name="T12">:</text:span><text:bookmark-end text:name="__RefHeading__1353_3517247111"/></text:p>
      <text:p text:style-name="P25">5- If build succeeded with zero failed or skipped then the program is properly compiled and ready to program the micro controller.</text:p>
      <text:p text:style-name="P25">7- If the JTAGICE3 is recognized as an option not just Simulator, then debugger is properly connected to ISP connection on PCB and the ATtiny461 is properly powered up.</text:p>
      <text:p text:style-name="P25">8- If a Device Signature is read (for example 0x1E9208) then the micro controller is properly powered up, and necessary connections for the micro controller are correctly made to include the ISP connections. </text:p>
      <text:p text:style-name="P25">9- If the voltage reading is between 2.7 and 3.5, then the voltage regulator circuit and battery circuit is correct and batteries are at or near full charge.</text:p>
      <text:p text:style-name="P25">10- If no errors messages occur, then micro controller is properly programmed with the test<text:span text:style-name="T41">2</text:span>.c program. <text:span text:style-name="T41">Program should step through one LED at a time changing the color from off to red, green, blue, then off </text:span><text:span text:style-name="T42">again</text:span><text:span text:style-name="T41">.</text:span></text:p>
      <text:p text:style-name="Text_20_body"><text:bookmark-start text:name="__RefHeading__1367_3517247111"/><text:span text:style-name="T10">Actual Results</text:span><text:span text:style-name="T12">: </text:span><text:span text:style-name="T18">Passed</text:span><text:bookmark-end text:name="__RefHeading__1367_3517247111"/></text:p>
      <text:p text:style-name="Text_20_body"><text:bookmark-start text:name="__RefHeading__1383_3517247111"/><text:span text:style-name="T10">Output File Names</text:span><text:span text:style-name="T12">:<text:tab/>none</text:span><text:bookmark-end text:name="__RefHeading__1383_3517247111"/></text:p>
      <text:p text:style-name="P34">Pass / Fail Criteria:<text:tab/>If the Actual Results exactly matches the Expected Results, then test case <text:span text:style-name="T55">3</text:span> is passed. Any deviation from the Expected Results is a failure for test case <text:span text:style-name="T55">3</text:span>.</text:p>
      <text:h text:style-name="P54" text:outline-level="2"><text:bookmark-start text:name="__RefHeading__3251_1430085177"/><text:span text:style-name="T38">6.2.</text:span><text:span text:style-name="T39">1</text:span><text:span text:style-name="T8"><text:tab/></text:span><text:span text:style-name="T38">Test Case Number:<text:tab/></text:span><text:span text:style-name="T40">3</text:span><text:span text:style-name="T39">A</text:span><text:bookmark-end text:name="__RefHeading__3251_1430085177"/></text:h>
      <text:p text:style-name="P35"><text:bookmark-start text:name="__RefHeading__1331_35172471112"/>Requirements Tested: Counter, LED<text:span text:style-name="T48"> s, Scheduler data structure</text:span><text:bookmark-end text:name="__RefHeading__1331_35172471112"/></text:p>
      <text:p text:style-name="P40"><text:span text:style-name="T10">Steps</text:span><text:span text:style-name="T12">:</text:span></text:p>
      <text:p text:style-name="P31">1- Connect JTAGICE3 debugger to ISP connection on blinking Frisbee PCB and PC USB connection. </text:p>
      <text:p text:style-name="P31">2- Turn on power switch on PCB.</text:p>
      <text:p text:style-name="P31">3- Start AVR Studio 6.0 on PC.</text:p>
      <text:p text:style-name="P40"><text:span text:style-name="T12">4- Select File, Open, Project/Solution, then select the </text:span><text:span text:style-name="T13">test2</text:span><text:span text:style-name="T12"> project location.</text:span></text:p>
      <text:p text:style-name="P40"><text:span text:style-name="T12">5- Once the </text:span><text:span text:style-name="T13">test</text:span><text:span text:style-name="T24">3A</text:span><text:span text:style-name="T12"> project is open, select Build and then Build Solution.</text:span></text:p>
      <text:p text:style-name="P31">6- Select Device Programming.</text:p>
      <text:p text:style-name="P31">7- Under Tool Select JTAGICE3, under Device select ATtiny461 and under Interface select ISP. Click the Apply button.</text:p>
      <text:p text:style-name="P31">8- Click the Read button for Device Signature.</text:p>
      <text:p text:style-name="P31">9- Click the Read button for Target Voltage.</text:p>
      <text:p text:style-name="P31">10- Then select Memories, and click Program.</text:p>
      <text:p text:style-name="P31">11- Close dialog box.</text:p>
      <text:p text:style-name="P31">12- Select File, then Exit.</text:p>
      <text:p text:style-name="P40"><text:bookmark-start text:name="__RefHeading__1351_35172471111"/><text:span text:style-name="T10">Input File Names</text:span><text:span text:style-name="T12">: </text:span><text:span text:style-name="T16">test</text:span><text:span text:style-name="T24">3</text:span><text:span text:style-name="T19">A</text:span><text:span text:style-name="T16">.c</text:span><text:bookmark-end text:name="__RefHeading__1351_35172471111"/></text:p>
      <text:p text:style-name="P40"><text:bookmark-start text:name="__RefHeading__1353_35172471111"/><text:soft-page-break/><text:span text:style-name="T10">Expected Results</text:span><text:span text:style-name="T12">:</text:span><text:bookmark-end text:name="__RefHeading__1353_35172471111"/></text:p>
      <text:p text:style-name="P31">5- If build succeeded with zero failed or skipped then the program is properly compiled and ready to program the micro controller.</text:p>
      <text:p text:style-name="P31">7- If the JTAGICE3 is recognized as an option not just Simulator, then debugger is properly connected to ISP connection on PCB and the ATtiny461 is properly powered up.</text:p>
      <text:p text:style-name="P31">8- If a Device Signature is read (for example 0x1E9208) then the micro controller is properly powered up, and necessary connections for the micro controller are correctly made to include the ISP connections. </text:p>
      <text:p text:style-name="P31">9- If the voltage reading is between 2.7 and 3.5, then the voltage regulator circuit and battery circuit is correct and batteries are at or near full charge.</text:p>
      <text:p text:style-name="P31">10- If no errors messages occur, then micro controller is properly programmed with the test<text:span text:style-name="T55">3</text:span><text:span text:style-name="T48">A</text:span>.c program. <text:span text:style-name="T41">Program should </text:span><text:span text:style-name="T48">light all LEDs different colors and shift LED colors roughly once a second.</text:span></text:p>
      <text:p text:style-name="P40"><text:bookmark-start text:name="__RefHeading__1367_35172471112"/><text:span text:style-name="T10">Actual Results</text:span><text:span text:style-name="T12">: </text:span><text:span text:style-name="T18">Passed</text:span><text:bookmark-end text:name="__RefHeading__1367_35172471112"/></text:p>
      <text:p text:style-name="P40"><text:bookmark-start text:name="__RefHeading__1383_35172471112"/><text:span text:style-name="T10">Output File Names</text:span><text:span text:style-name="T12">:<text:tab/>none</text:span><text:bookmark-end text:name="__RefHeading__1383_35172471112"/></text:p>
      <text:p text:style-name="P31">Pass / Fail Criteria:<text:tab/>If the Actual Results exactly matches the Expected Results, then test case <text:span text:style-name="T55">3A </text:span>is passed. Any deviation from the Expected Results is a failure for test case 3A.</text:p>
      <text:h text:style-name="P55" text:outline-level="2"><text:bookmark-start text:name="__RefHeading__3253_1430085177"/><text:span text:style-name="T27">6.2.</text:span><text:span text:style-name="T28">2</text:span><text:span text:style-name="T6"><text:tab/></text:span><text:span text:style-name="T27">Test Case Number:<text:tab/></text:span><text:span text:style-name="T30">3</text:span><text:span text:style-name="T28">B</text:span><text:bookmark-end text:name="__RefHeading__3253_1430085177"/></text:h>
      <text:p text:style-name="P36"><text:bookmark-start text:name="__RefHeading__1331_35172471113"/>Requirements Tested: Counter, <text:span text:style-name="T49">LED s, Scheduler data structure</text:span><text:bookmark-end text:name="__RefHeading__1331_35172471113"/></text:p>
      <text:p text:style-name="P42"><text:span text:style-name="T10">Steps</text:span><text:span text:style-name="T12">:</text:span></text:p>
      <text:p text:style-name="P32">1- Connect JTAGICE3 debugger to ISP connection on blinking Frisbee PCB and PC USB connection. </text:p>
      <text:p text:style-name="P32">2- Turn on power switch on PCB.</text:p>
      <text:p text:style-name="P32">3- Start AVR Studio 6.0 on PC.</text:p>
      <text:p text:style-name="P42"><text:span text:style-name="T12">4- Select File, Open, Project/Solution, then select the </text:span><text:span text:style-name="T13">test</text:span><text:span text:style-name="T24">3B</text:span><text:span text:style-name="T12"> project location.</text:span></text:p>
      <text:p text:style-name="P42"><text:span text:style-name="T12">5- Once the </text:span><text:span text:style-name="T13">test2</text:span><text:span text:style-name="T12"> project is open, select Build and then Build Solution.</text:span></text:p>
      <text:p text:style-name="P32">6- Select Device Programming.</text:p>
      <text:p text:style-name="P32">7- Under Tool Select JTAGICE3, under Device select ATtiny461 and under Interface select ISP. Click the Apply button.</text:p>
      <text:p text:style-name="P32">8- Click the Read button for Device Signature.</text:p>
      <text:p text:style-name="P32">9- Click the Read button for Target Voltage.</text:p>
      <text:p text:style-name="P32">10- Then select Memories, and click Program.</text:p>
      <text:p text:style-name="P32">11- Close dialog box.</text:p>
      <text:p text:style-name="P32">12- Select File, then Exit.</text:p>
      <text:p text:style-name="P42"><text:bookmark-start text:name="__RefHeading__1351_35172471113"/><text:span text:style-name="T10">Input File Names</text:span><text:span text:style-name="T12">: </text:span><text:span text:style-name="T16">test</text:span><text:span text:style-name="T24">3</text:span><text:span text:style-name="T20">B</text:span><text:span text:style-name="T16">.c</text:span><text:bookmark-end text:name="__RefHeading__1351_35172471113"/></text:p>
      <text:p text:style-name="P42"><text:bookmark-start text:name="__RefHeading__1353_35172471113"/><text:span text:style-name="T10">Expected Results</text:span><text:span text:style-name="T12">:</text:span><text:bookmark-end text:name="__RefHeading__1353_35172471113"/></text:p>
      <text:p text:style-name="P32">5- If build succeeded with zero failed or skipped then the program is properly compiled and ready to program the micro controller.</text:p>
      <text:p text:style-name="P32">7- If the JTAGICE3 is recognized as an option not just Simulator, then debugger is properly connected to ISP connection on PCB and the ATtiny461 is properly powered up.</text:p>
      <text:p text:style-name="P32">8- If a Device Signature is read (for example 0x1E9208) then the micro controller is properly powered up, and necessary connections for the micro controller are correctly made to include the ISP connections. </text:p>
      <text:p text:style-name="P32">9- If the voltage reading is between 2.7 and 3.5, then the voltage regulator circuit and battery circuit is correct and batteries are at or near full charge.</text:p>
      <text:p text:style-name="P32">10- If no errors messages occur, then micro controller is properly programmed with the test<text:span text:style-name="T55">3</text:span><text:span text:style-name="T49">B</text:span>.c program. <text:span text:style-name="T41">Program should </text:span><text:span text:style-name="T49">light all LED s red, green, and blue.</text:span></text:p>
      <text:p text:style-name="P42"><text:bookmark-start text:name="__RefHeading__1367_35172471113"/><text:span text:style-name="T10">Actual Results</text:span><text:span text:style-name="T12">: </text:span><text:span text:style-name="T18">Passed</text:span><text:bookmark-end text:name="__RefHeading__1367_35172471113"/></text:p>
      <text:p text:style-name="P42"><text:bookmark-start text:name="__RefHeading__1383_35172471113"/><text:span text:style-name="T10">Output File Names</text:span><text:span text:style-name="T12">:<text:tab/>none</text:span><text:bookmark-end text:name="__RefHeading__1383_35172471113"/></text:p>
      <text:p text:style-name="P32">Pass / Fail Criteria:<text:tab/>If the Actual Results exactly matches the Expected Results, then test case <text:span text:style-name="T55">3B</text:span> is passed. Any deviation from the Expected Results is a failure for test case <text:span text:style-name="T55">3</text:span><text:span text:style-name="T53">B</text:span>.</text:p>
      <text:h text:style-name="P52" text:outline-level="2"><text:bookmark-start text:name="__RefHeading__3801_1704011192"/><text:soft-page-break/><text:span text:style-name="T27">6.3</text:span><text:span text:style-name="T6"><text:tab/></text:span><text:span text:style-name="T27">Test Case Number:<text:tab/></text:span><text:span text:style-name="T30">4</text:span><text:bookmark-end text:name="__RefHeading__3801_1704011192"/></text:h>
      <text:p text:style-name="P23"><text:bookmark-start text:name="__RefHeading__1331_35172471111"/>Requirements Tested: <text:span text:style-name="T42">LED's react to gyro sensor</text:span><text:bookmark-end text:name="__RefHeading__1331_35172471111"/></text:p>
      <text:p text:style-name="Text_20_body"><text:span text:style-name="T10">Steps</text:span><text:span text:style-name="T12">:</text:span></text:p>
      <text:p text:style-name="P24">1- <text:span text:style-name="T42">After </text:span>PCB <text:span text:style-name="T42">has been potted and attached to LED s</text:span> <text:span text:style-name="T42">and</text:span> <text:span text:style-name="T42">F</text:span>risbee, <text:span text:style-name="T42">run test case one and two again.</text:span></text:p>
      <text:p text:style-name="P26">2- Connect JTAGICE3 debugger to ISP connection on blinking Frisbee PCB and PC USB connection. </text:p>
      <text:p text:style-name="P26"><text:span text:style-name="T42">3</text:span>- Turn on power switch on PCB.</text:p>
      <text:p text:style-name="P26"><text:span text:style-name="T42">4</text:span>- Start AVR Studio 6.0 on PC.</text:p>
      <text:p text:style-name="P38"><text:span text:style-name="T14">5</text:span><text:span text:style-name="T12">- Select File, Open, Project/Solution, then select the </text:span><text:span text:style-name="T13">test</text:span><text:span text:style-name="T24">4</text:span><text:span text:style-name="T12"> project location.</text:span></text:p>
      <text:p text:style-name="P38"><text:span text:style-name="T14">6</text:span><text:span text:style-name="T12">- Once the </text:span><text:span text:style-name="T13">test2</text:span><text:span text:style-name="T12"> project is open, select Build and then Build Solution.</text:span></text:p>
      <text:p text:style-name="P38"><text:span text:style-name="T14">7</text:span><text:span text:style-name="T12">- Select Device Programming.</text:span></text:p>
      <text:p text:style-name="P38"><text:span text:style-name="T14">8</text:span><text:span text:style-name="T12">- Under Tool Select JTAGICE3, under Device select ATtiny461 and under Interface select ISP. Click the Apply button.</text:span></text:p>
      <text:p text:style-name="P38"><text:span text:style-name="T14">9</text:span><text:span text:style-name="T12">- Click the Read button for Device Signature.</text:span></text:p>
      <text:p text:style-name="P38"><text:span text:style-name="T14">10</text:span><text:span text:style-name="T12">- Click the Read button for Target Voltage.</text:span></text:p>
      <text:p text:style-name="P38"><text:span text:style-name="T12">1</text:span><text:span text:style-name="T14">1</text:span><text:span text:style-name="T12">- Then select Memories, and click Program.</text:span></text:p>
      <text:p text:style-name="P26">1<text:span text:style-name="T42">2</text:span>- Close dialog box.</text:p>
      <text:p text:style-name="P26">1<text:span text:style-name="T42">3</text:span>- Select File, then Exit.</text:p>
      <text:p text:style-name="P26"><text:tab/><text:span text:style-name="T43">13.1 Disconnect Debugger from Frisbee</text:span></text:p>
      <text:p text:style-name="P29">14- <text:span text:style-name="T50">Spin flying disc on a lazy susan</text:span></text:p>
      <text:p text:style-name="P29">15- Turn off power switch on Frisbee PCB.</text:p>
      <text:p text:style-name="P38"><text:bookmark-start text:name="__RefHeading__1351_35172471112"/><text:span text:style-name="T10">Input File Names</text:span><text:span text:style-name="T12">: </text:span><text:span text:style-name="T16">test</text:span><text:span text:style-name="T24">4</text:span><text:span text:style-name="T16">.c</text:span><text:bookmark-end text:name="__RefHeading__1351_35172471112"/></text:p>
      <text:p text:style-name="P38"><text:bookmark-start text:name="__RefHeading__1353_35172471112"/><text:span text:style-name="T10">Expected Results</text:span><text:span text:style-name="T12">:</text:span><text:bookmark-end text:name="__RefHeading__1353_35172471112"/></text:p>
      <text:p text:style-name="P29">1- Expected results should match Case 1 and Case 2</text:p>
      <text:p text:style-name="P38"><text:span text:style-name="T14">6</text:span><text:span text:style-name="T12">- If build succeeded with zero failed or skipped then the program is properly compiled and ready to program the micro controller.</text:span></text:p>
      <text:p text:style-name="P38"><text:span text:style-name="T14">8</text:span><text:span text:style-name="T12">- If the JTAGICE3 is recognized as an option not just Simulator, then debugger is properly connected to ISP connection on PCB and the ATtiny461 is properly powered up.</text:span></text:p>
      <text:p text:style-name="P38"><text:span text:style-name="T14">9</text:span><text:span text:style-name="T12">- If a Device Signature is read (for example 0x1E9208) then the micro controller is properly powered up, and necessary connections for the micro controller are correctly made to include the ISP connections. </text:span></text:p>
      <text:p text:style-name="P38"><text:span text:style-name="T14">10</text:span><text:span text:style-name="T12">- If the voltage reading is between 2.7 and 3.5, then the voltage regulator circuit and battery circuit is correct and batteries are at or near full charge.</text:span></text:p>
      <text:p text:style-name="P26"><text:soft-page-break/>1<text:span text:style-name="T42">1</text:span>- If no errors messages occur, then micro controller is properly programmed with the test<text:span text:style-name="T55">4</text:span>.c program. <text:span text:style-name="T50">All LEDs should be lit green at rest</text:span></text:p>
      <text:p text:style-name="P26"><text:span text:style-name="T42">14- </text:span><text:span text:style-name="T50">Wh</text:span><text:span text:style-name="T51">en</text:span><text:span text:style-name="T50"> spun one way, LEDs sequentially light red based on speed. When spun the other way, LEDs sequentially light blue based on speed.</text:span></text:p>
      <text:p text:style-name="Text_20_body"><text:bookmark-start text:name="__RefHeading__1367_35172471111"/><text:span text:style-name="T10">Actual Results</text:span><text:span text:style-name="T12">: </text:span><text:span text:style-name="T21">Passed</text:span><text:bookmark-end text:name="__RefHeading__1367_35172471111"/></text:p>
      <text:p text:style-name="Text_20_body"><text:bookmark-start text:name="__RefHeading__1383_35172471111"/><text:span text:style-name="T10">Output File Names</text:span><text:span text:style-name="T12">:<text:tab/>none</text:span><text:bookmark-end text:name="__RefHeading__1383_35172471111"/></text:p>
      <text:p text:style-name="P24">Pass / Fail Criteria:<text:tab/>If the Actual Results exactly matches the Expected Results, then test case <text:span text:style-name="T55">4 </text:span>is passed. Any deviation from the Expected Results is a failure for test case <text:span text:style-name="T55">4.</text:span></text:p>
      <text:h text:style-name="P53" text:outline-level="2"><text:bookmark-start text:name="__RefHeading__3255_1430085177"/><text:span text:style-name="T27">6.3</text:span><text:span text:style-name="T6"><text:tab/></text:span><text:span text:style-name="T27">Test Case Number:<text:tab/></text:span><text:span text:style-name="T30">5</text:span><text:bookmark-end text:name="__RefHeading__3255_1430085177"/></text:h>
      <text:p text:style-name="P37"><text:bookmark-start text:name="__RefHeading__1331_351724711113"/>Requirements Tested: <text:span text:style-name="T42">LED's react to gyro sensor</text:span><text:bookmark-end text:name="__RefHeading__1331_351724711113"/></text:p>
      <text:p text:style-name="P43"><text:span text:style-name="T10">Steps</text:span><text:span text:style-name="T12">:</text:span></text:p>
      <text:p text:style-name="P33">1- <text:span text:style-name="T42">After </text:span>PCB <text:span text:style-name="T42">has been potted and attached to LED s</text:span> <text:span text:style-name="T42">and</text:span> <text:span text:style-name="T42">F</text:span>risbee, <text:span text:style-name="T42">run test case one and two again.</text:span></text:p>
      <text:p text:style-name="P33">2- Connect JTAGICE3 debugger to ISP connection on blinking Frisbee PCB and PC USB connection. </text:p>
      <text:p text:style-name="P33"><text:span text:style-name="T42">3</text:span>- Turn on power switch on PCB.</text:p>
      <text:p text:style-name="P33"><text:span text:style-name="T42">4</text:span>- Start AVR Studio 6.0 on PC.</text:p>
      <text:p text:style-name="P43"><text:span text:style-name="T14">5</text:span><text:span text:style-name="T12">- Select File, Open, Project/Solution, then select the </text:span><text:span text:style-name="T23">frisbee_runtime</text:span><text:span text:style-name="T12"> project location.</text:span></text:p>
      <text:p text:style-name="P43"><text:span text:style-name="T14">6</text:span><text:span text:style-name="T12">- Once the </text:span><text:span text:style-name="T13">test2</text:span><text:span text:style-name="T12"> project is open, select Build and then Build Solution.</text:span></text:p>
      <text:p text:style-name="P43"><text:span text:style-name="T14">7</text:span><text:span text:style-name="T12">- Select Device Programming.</text:span></text:p>
      <text:p text:style-name="P43"><text:span text:style-name="T14">8</text:span><text:span text:style-name="T12">- Under Tool Select JTAGICE3, under Device select ATtiny461 and under Interface select ISP. Click the Apply button.</text:span></text:p>
      <text:p text:style-name="P43"><text:span text:style-name="T14">9</text:span><text:span text:style-name="T12">- Click the Read button for Device Signature.</text:span></text:p>
      <text:p text:style-name="P43"><text:span text:style-name="T14">10</text:span><text:span text:style-name="T12">- Click the Read button for Target Voltage.</text:span></text:p>
      <text:p text:style-name="P43"><text:span text:style-name="T12">1</text:span><text:span text:style-name="T14">1</text:span><text:span text:style-name="T12">- Then select Memories, and click Program.</text:span></text:p>
      <text:p text:style-name="P33">1<text:span text:style-name="T42">2</text:span>- Close dialog box.</text:p>
      <text:p text:style-name="P33">1<text:span text:style-name="T42">3</text:span>- Select File, then Exit.</text:p>
      <text:p text:style-name="P33"><text:tab/><text:span text:style-name="T43">13.1 Disconnect Debugger from Frisbee</text:span></text:p>
      <text:p text:style-name="P30">14- <text:span text:style-name="T50">Spin flying disc on a lazy susan</text:span></text:p>
      <text:p text:style-name="P30">15- Turn off power switch on Frisbee PCB.</text:p>
      <text:p text:style-name="P43"><text:bookmark-start text:name="__RefHeading__1351_351724711122"/><text:span text:style-name="T10">Input File Names</text:span><text:span text:style-name="T12">: </text:span><text:span text:style-name="T21">frisbee_runtime</text:span><text:span text:style-name="T16">.c</text:span><text:bookmark-end text:name="__RefHeading__1351_351724711122"/></text:p>
      <text:p text:style-name="P43"><text:bookmark-start text:name="__RefHeading__1353_351724711122"/><text:span text:style-name="T10">Expected Results</text:span><text:span text:style-name="T12">:</text:span><text:bookmark-end text:name="__RefHeading__1353_351724711122"/></text:p>
      <text:p text:style-name="P30">1- Expected results should match Case 1 and Case 2</text:p>
      <text:p text:style-name="P43"><text:soft-page-break/><text:span text:style-name="T14">6</text:span><text:span text:style-name="T12">- If build succeeded with zero failed or skipped then the program is properly compiled and ready to program the micro controller.</text:span></text:p>
      <text:p text:style-name="P43"><text:span text:style-name="T14">8</text:span><text:span text:style-name="T12">- If the JTAGICE3 is recognized as an option not just Simulator, then debugger is properly connected to ISP connection on PCB and the ATtiny461 is properly powered up.</text:span></text:p>
      <text:p text:style-name="P43"><text:span text:style-name="T14">9</text:span><text:span text:style-name="T12">- If a Device Signature is read (for example 0x1E9208) then the micro controller is properly powered up, and necessary connections for the micro controller are correctly made to include the ISP connections. </text:span></text:p>
      <text:p text:style-name="P43"><text:span text:style-name="T14">10</text:span><text:span text:style-name="T12">- If the voltage reading is between 2.7 and 3.5, then the voltage regulator circuit and battery circuit is correct and batteries are at or near full charge.</text:span></text:p>
      <text:p text:style-name="P33">1<text:span text:style-name="T42">1</text:span>- If no errors messages occur, then micro controller is properly programmed with the <text:span text:style-name="T50">frisbee_runtime</text:span>.c program. <text:span text:style-name="T51">No LEDs should be lit at rest.</text:span></text:p>
      <text:p text:style-name="P33"><text:span text:style-name="T42">14- </text:span><text:span text:style-name="T50">Wh</text:span><text:span text:style-name="T52">en</text:span><text:span text:style-name="T50"> spun one way, LEDs </text:span><text:span text:style-name="T52">light based on 5 different preset patterns: All red, all green, all blue, and 2 modes that flash LEDs. A new pattern is displayed when the gyroscope transitions from below the threshold to above the threshold.</text:span></text:p>
      <text:p text:style-name="P43"><text:bookmark-start text:name="__RefHeading__1367_351724711113"/><text:span text:style-name="T10">Actual Results</text:span><text:span text:style-name="T12">: </text:span><text:span text:style-name="T21">Passed</text:span><text:bookmark-end text:name="__RefHeading__1367_351724711113"/></text:p>
      <text:p text:style-name="P43"><text:bookmark-start text:name="__RefHeading__1383_351724711113"/><text:span text:style-name="T10">Output File Names</text:span><text:span text:style-name="T12">:<text:tab/>none</text:span><text:bookmark-end text:name="__RefHeading__1383_351724711113"/></text:p>
      <text:p text:style-name="P41">Pass / Fail Criteria:<text:tab/>If the Actual Results exactly matches the Expected Results, then test case <text:span text:style-name="T55">5</text:span> is passed. Any deviation from the Expected Results is a failure for test case <text:span text:style-name="T54">5</text:span>.</text:p>
      <text:h text:style-name="P70" text:outline-level="2"><text:span text:style-name="T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erif"/>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vertical-align="baseline" style:writing-mode="page"/>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style:font-size-asian="12pt"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693in" fo:margin-bottom="0.0693in" style:contextual-spacing="false"/>
      <style:text-properties fo:color="#000000"/>
    </style:style>
    <style:style style:name="Plain_20_Text" style:display-name="Plain Text" style:family="paragraph" style:parent-style-name="Standard" style:default-outline-level="">
      <style:text-properties fo:font-size="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in" style:contextual-spacing="false"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egoe UI"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egoe UI" style:font-size-asian="18pt" style:font-weight-asian="bold" style:font-name-complex="Tahoma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
    </style:style>
    <style:style style:name="ListLabel_20_2" style:display-name="ListLabel 2" style:family="text">
      <style:text-properties fo:font-style="normal" style:font-style-asian="norma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10pt" style:font-size-asian="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41" style:layout-grid-base-height="0.1665in" style:layout-grid-ruby-height="0.0598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5116" number:language="en" number:country="US">
      <number:month/>
      <number:text>/</number:text>
      <number:day/>
      <number:text>/</number:text>
      <number:year number:style="long"/>
    </number:date-style>
  </office:automatic-styles>
  <office:master-styles>
    <style:master-page style:name="Standard" style:page-layout-name="Mpm1">
      <style:footer>
        <text:p text:style-name="Footer">Rev. <text:date style:data-style-name="N5116" text:date-value="2012-12-07T01:39:39.99">12/7/2012</text:date><text:tab/><text:page-number text:select-page="current">17</text:page-number><text:tab/>Test Plan<text:span text:style-name="MT1">.odt</text:span></text:p>
        <text:p text:style-name="Footer"/>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Template for Design Reports</dc:title>
    <meta:initial-creator>Michael P. Alley</meta:initial-creator>
    <meta:editing-cycles>39</meta:editing-cycles>
    <meta:print-date>2012-10-17T17:02:00</meta:print-date>
    <meta:creation-date>2012-10-17T16:49:00</meta:creation-date>
    <dc:date>2012-12-07T01:39:40</dc:date>
    <meta:editing-duration>PT1H54M26S</meta:editing-duration>
    <meta:generator>LibreOffice/3.6$Linux_x86 LibreOffice_project/360m1$Build-2</meta:generator>
    <meta:document-statistic meta:table-count="8" meta:image-count="0" meta:object-count="0" meta:page-count="17" meta:paragraph-count="419" meta:word-count="3704" meta:character-count="22160" meta:non-whitespace-character-count="18826"/>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uthorEmail" meta:value-type="string">gasimmer@vt.edu</meta:user-defined>
    <meta:user-defined meta:name="_AuthorEmailDisplayName" meta:value-type="string">Garnett Edwin Simmers Jr.</meta:user-defined>
    <meta:user-defined meta:name="_EmailSubject" meta:value-type="string">4015 Proposal</meta:user-defined>
    <meta:template xlink:type="simple" xlink:actuate="onRequest" xlink:title="Normal" xlink:href=""/>
  </office:meta>
</office:document-meta>
</file>